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2" manifest:media-type="application/x-openoffice-gdimetafile;windows_formatname=&quot;GDIMetaFile&quo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74pt"/>
    </style:style>
    <style:style style:name="co2" style:family="table-column">
      <style:table-column-properties fo:break-before="auto" style:column-width="49.66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table table:name="time" table:style-name="ta1">
        <table:shapes>
          <draw:frame draw:z-index="0" draw:style-name="gr1" draw:text-style-name="P1" svg:width="918.96pt" svg:height="446.66pt" svg:x="220.14pt" svg:y="60.07pt">
            <loext:p draw:notify-on-update-of-ranges="time.A1:time.A101 time.B1:time.B101 time.C1:time.C101"/>
            <draw:object xlink:href="./Object 2" xlink:type="simple" xlink:show="embed" xlink:actuate="onLoad"/>
            <draw:image xlink:href="./ObjectReplacements/Object 2" xlink:type="simple" xlink:show="embed" xlink:actuate="onLoad"/>
          </draw:frame>
        </table:shapes>
        <table:table-column table:style-name="co1" table:default-cell-style-name="Default"/>
        <table:table-column table:style-name="co2" table:default-cell-style-name="Default"/>
        <table:table-column table:style-name="co3" table:number-columns-repeated="7" table:default-cell-style-name="Default"/>
        <table:table-row table:style-name="ro1">
          <table:table-cell office:value-type="float" office:value="0" calcext:value-type="float">
            <text:p>0</text:p>
          </table:table-cell>
          <table:table-cell office:value-type="float" office:value="0.000064" calcext:value-type="float">
            <text:p>0.000064</text:p>
          </table:table-cell>
          <table:table-cell office:value-type="float" office:value="0.000056" calcext:value-type="float">
            <text:p>0.000056</text:p>
          </table:table-cell>
          <table:table-cell office:value-type="string" calcext:value-type="string">
            <text:p>OUTPUT OF FDTD2-time.c and FDTD-time.c</text:p>
          </table:table-cell>
          <table:table-cell table:number-columns-repeated="3"/>
          <table:table-cell office:value-type="string" calcext:value-type="string">
            <text:p>PRECISION </text:p>
          </table:table-cell>
          <table:table-cell office:value-type="string" calcext:value-type="string">
            <text:p>0-20000</text:p>
          </table:table-cell>
        </table:table-row>
        <table:table-row table:style-name="ro1">
          <table:table-cell office:value-type="float" office:value="200" calcext:value-type="float">
            <text:p>200</text:p>
          </table:table-cell>
          <table:table-cell office:value-type="float" office:value="0.004288" calcext:value-type="float">
            <text:p>0.004288</text:p>
          </table:table-cell>
          <table:table-cell office:value-type="float" office:value="0.003854" calcext:value-type="float">
            <text:p>0.003854</text:p>
          </table:table-cell>
          <table:table-cell office:value-type="string" calcext:value-type="string">
            <text:p>FDTD2-time.c is taking timestamps of clock_t &lt;time.h&gt; library. </text:p>
          </table:table-cell>
          <table:table-cell table:number-columns-repeated="5"/>
        </table:table-row>
        <table:table-row table:style-name="ro1">
          <table:table-cell office:value-type="float" office:value="400" calcext:value-type="float">
            <text:p>400</text:p>
          </table:table-cell>
          <table:table-cell office:value-type="float" office:value="0.008656" calcext:value-type="float">
            <text:p>0.008656</text:p>
          </table:table-cell>
          <table:table-cell office:value-type="float" office:value="0.011078" calcext:value-type="float">
            <text:p>0.011078</text:p>
          </table:table-cell>
          <table:table-cell office:value-type="string" calcext:value-type="string">
            <text:p>FDTD-time.c is taking timespec struct with clock_gettime(CLOCK_MONOTONIC)</text:p>
          </table:table-cell>
          <table:table-cell table:number-columns-repeated="5"/>
        </table:table-row>
        <table:table-row table:style-name="ro1">
          <table:table-cell office:value-type="float" office:value="600" calcext:value-type="float">
            <text:p>600</text:p>
          </table:table-cell>
          <table:table-cell office:value-type="float" office:value="0.012425" calcext:value-type="float">
            <text:p>0.012425</text:p>
          </table:table-cell>
          <table:table-cell office:value-type="float" office:value="0.011253" calcext:value-type="float">
            <text:p>0.011253</text:p>
          </table:table-cell>
          <table:table-cell office:value-type="string" calcext:value-type="string">
            <text:p>CLOCK_MONOTONIC: The important aspect of a monotonic time source is NOT the current value, but the guarantee that the time source is strictly linearly increasing, and thus useful for calculating the difference in time between two samplings</text:p>
          </table:table-cell>
          <table:table-cell table:number-columns-repeated="5"/>
        </table:table-row>
        <table:table-row table:style-name="ro1">
          <table:table-cell office:value-type="float" office:value="800" calcext:value-type="float">
            <text:p>800</text:p>
          </table:table-cell>
          <table:table-cell office:value-type="float" office:value="0.01575" calcext:value-type="float">
            <text:p>0.01575</text:p>
          </table:table-cell>
          <table:table-cell office:value-type="float" office:value="0.024836" calcext:value-type="float">
            <text:p>0.024836</text:p>
          </table:table-cell>
          <table:table-cell table:number-columns-repeated="6"/>
        </table:table-row>
        <table:table-row table:style-name="ro1">
          <table:table-cell office:value-type="float" office:value="1000" calcext:value-type="float">
            <text:p>1000</text:p>
          </table:table-cell>
          <table:table-cell office:value-type="float" office:value="0.018417" calcext:value-type="float">
            <text:p>0.018417</text:p>
          </table:table-cell>
          <table:table-cell office:value-type="float" office:value="0.019695" calcext:value-type="float">
            <text:p>0.019695</text:p>
          </table:table-cell>
          <table:table-cell table:number-columns-repeated="6"/>
        </table:table-row>
        <table:table-row table:style-name="ro1">
          <table:table-cell office:value-type="float" office:value="1200" calcext:value-type="float">
            <text:p>1200</text:p>
          </table:table-cell>
          <table:table-cell office:value-type="float" office:value="0.023249" calcext:value-type="float">
            <text:p>0.023249</text:p>
          </table:table-cell>
          <table:table-cell office:value-type="float" office:value="0.021924" calcext:value-type="float">
            <text:p>0.021924</text:p>
          </table:table-cell>
          <table:table-cell table:number-columns-repeated="6"/>
        </table:table-row>
        <table:table-row table:style-name="ro1">
          <table:table-cell office:value-type="float" office:value="1400" calcext:value-type="float">
            <text:p>1400</text:p>
          </table:table-cell>
          <table:table-cell office:value-type="float" office:value="0.027994" calcext:value-type="float">
            <text:p>0.027994</text:p>
          </table:table-cell>
          <table:table-cell office:value-type="float" office:value="0.038523" calcext:value-type="float">
            <text:p>0.038523</text:p>
          </table:table-cell>
          <table:table-cell table:number-columns-repeated="6"/>
        </table:table-row>
        <table:table-row table:style-name="ro1">
          <table:table-cell office:value-type="float" office:value="1600" calcext:value-type="float">
            <text:p>1600</text:p>
          </table:table-cell>
          <table:table-cell office:value-type="float" office:value="0.027249" calcext:value-type="float">
            <text:p>0.027249</text:p>
          </table:table-cell>
          <table:table-cell office:value-type="float" office:value="0.029876" calcext:value-type="float">
            <text:p>0.029876</text:p>
          </table:table-cell>
          <table:table-cell table:number-columns-repeated="6"/>
        </table:table-row>
        <table:table-row table:style-name="ro1">
          <table:table-cell office:value-type="float" office:value="1800" calcext:value-type="float">
            <text:p>1800</text:p>
          </table:table-cell>
          <table:table-cell office:value-type="float" office:value="0.030153" calcext:value-type="float">
            <text:p>0.030153</text:p>
          </table:table-cell>
          <table:table-cell office:value-type="float" office:value="0.032348" calcext:value-type="float">
            <text:p>0.032348</text:p>
          </table:table-cell>
          <table:table-cell table:number-columns-repeated="6"/>
        </table:table-row>
        <table:table-row table:style-name="ro1">
          <table:table-cell office:value-type="float" office:value="2000" calcext:value-type="float">
            <text:p>2000</text:p>
          </table:table-cell>
          <table:table-cell office:value-type="float" office:value="0.034069" calcext:value-type="float">
            <text:p>0.034069</text:p>
          </table:table-cell>
          <table:table-cell office:value-type="float" office:value="0.036453" calcext:value-type="float">
            <text:p>0.036453</text:p>
          </table:table-cell>
          <table:table-cell table:number-columns-repeated="6"/>
        </table:table-row>
        <table:table-row table:style-name="ro1">
          <table:table-cell office:value-type="float" office:value="2200" calcext:value-type="float">
            <text:p>2200</text:p>
          </table:table-cell>
          <table:table-cell office:value-type="float" office:value="0.037852" calcext:value-type="float">
            <text:p>0.037852</text:p>
          </table:table-cell>
          <table:table-cell office:value-type="float" office:value="0.040932" calcext:value-type="float">
            <text:p>0.040932</text:p>
          </table:table-cell>
          <table:table-cell table:number-columns-repeated="6"/>
        </table:table-row>
        <table:table-row table:style-name="ro1">
          <table:table-cell office:value-type="float" office:value="2400" calcext:value-type="float">
            <text:p>2400</text:p>
          </table:table-cell>
          <table:table-cell office:value-type="float" office:value="0.050171" calcext:value-type="float">
            <text:p>0.050171</text:p>
          </table:table-cell>
          <table:table-cell office:value-type="float" office:value="0.044389" calcext:value-type="float">
            <text:p>0.044389</text:p>
          </table:table-cell>
          <table:table-cell table:number-columns-repeated="6"/>
        </table:table-row>
        <table:table-row table:style-name="ro1">
          <table:table-cell office:value-type="float" office:value="2600" calcext:value-type="float">
            <text:p>2600</text:p>
          </table:table-cell>
          <table:table-cell office:value-type="float" office:value="0.044576" calcext:value-type="float">
            <text:p>0.044576</text:p>
          </table:table-cell>
          <table:table-cell office:value-type="float" office:value="0.055158" calcext:value-type="float">
            <text:p>0.055158</text:p>
          </table:table-cell>
          <table:table-cell table:number-columns-repeated="6"/>
        </table:table-row>
        <table:table-row table:style-name="ro1">
          <table:table-cell office:value-type="float" office:value="2800" calcext:value-type="float">
            <text:p>2800</text:p>
          </table:table-cell>
          <table:table-cell office:value-type="float" office:value="0.048669" calcext:value-type="float">
            <text:p>0.048669</text:p>
          </table:table-cell>
          <table:table-cell office:value-type="float" office:value="0.051398" calcext:value-type="float">
            <text:p>0.051398</text:p>
          </table:table-cell>
          <table:table-cell table:number-columns-repeated="6"/>
        </table:table-row>
        <table:table-row table:style-name="ro1">
          <table:table-cell office:value-type="float" office:value="3000" calcext:value-type="float">
            <text:p>3000</text:p>
          </table:table-cell>
          <table:table-cell office:value-type="float" office:value="0.05156" calcext:value-type="float">
            <text:p>0.05156</text:p>
          </table:table-cell>
          <table:table-cell office:value-type="float" office:value="0.056097" calcext:value-type="float">
            <text:p>0.056097</text:p>
          </table:table-cell>
          <table:table-cell table:number-columns-repeated="6"/>
        </table:table-row>
        <table:table-row table:style-name="ro1">
          <table:table-cell office:value-type="float" office:value="3200" calcext:value-type="float">
            <text:p>3200</text:p>
          </table:table-cell>
          <table:table-cell office:value-type="float" office:value="0.054232" calcext:value-type="float">
            <text:p>0.054232</text:p>
          </table:table-cell>
          <table:table-cell office:value-type="float" office:value="0.058464" calcext:value-type="float">
            <text:p>0.058464</text:p>
          </table:table-cell>
          <table:table-cell table:number-columns-repeated="6"/>
        </table:table-row>
        <table:table-row table:style-name="ro1">
          <table:table-cell office:value-type="float" office:value="3400" calcext:value-type="float">
            <text:p>3400</text:p>
          </table:table-cell>
          <table:table-cell office:value-type="float" office:value="0.061836" calcext:value-type="float">
            <text:p>0.061836</text:p>
          </table:table-cell>
          <table:table-cell office:value-type="float" office:value="0.060965" calcext:value-type="float">
            <text:p>0.060965</text:p>
          </table:table-cell>
          <table:table-cell table:number-columns-repeated="6"/>
        </table:table-row>
        <table:table-row table:style-name="ro1">
          <table:table-cell office:value-type="float" office:value="3600" calcext:value-type="float">
            <text:p>3600</text:p>
          </table:table-cell>
          <table:table-cell office:value-type="float" office:value="0.061471" calcext:value-type="float">
            <text:p>0.061471</text:p>
          </table:table-cell>
          <table:table-cell office:value-type="float" office:value="0.065817" calcext:value-type="float">
            <text:p>0.065817</text:p>
          </table:table-cell>
          <table:table-cell table:number-columns-repeated="6"/>
        </table:table-row>
        <table:table-row table:style-name="ro1">
          <table:table-cell office:value-type="float" office:value="3800" calcext:value-type="float">
            <text:p>3800</text:p>
          </table:table-cell>
          <table:table-cell office:value-type="float" office:value="0.068162" calcext:value-type="float">
            <text:p>0.068162</text:p>
          </table:table-cell>
          <table:table-cell office:value-type="float" office:value="0.078223" calcext:value-type="float">
            <text:p>0.078223</text:p>
          </table:table-cell>
          <table:table-cell table:number-columns-repeated="6"/>
        </table:table-row>
        <table:table-row table:style-name="ro1">
          <table:table-cell office:value-type="float" office:value="4000" calcext:value-type="float">
            <text:p>4000</text:p>
          </table:table-cell>
          <table:table-cell office:value-type="float" office:value="0.067828" calcext:value-type="float">
            <text:p>0.067828</text:p>
          </table:table-cell>
          <table:table-cell office:value-type="float" office:value="0.073381" calcext:value-type="float">
            <text:p>0.073381</text:p>
          </table:table-cell>
          <table:table-cell table:number-columns-repeated="6"/>
        </table:table-row>
        <table:table-row table:style-name="ro1">
          <table:table-cell office:value-type="float" office:value="4200" calcext:value-type="float">
            <text:p>4200</text:p>
          </table:table-cell>
          <table:table-cell office:value-type="float" office:value="0.07129" calcext:value-type="float">
            <text:p>0.07129</text:p>
          </table:table-cell>
          <table:table-cell office:value-type="float" office:value="0.087255" calcext:value-type="float">
            <text:p>0.087255</text:p>
          </table:table-cell>
          <table:table-cell table:number-columns-repeated="6"/>
        </table:table-row>
        <table:table-row table:style-name="ro1">
          <table:table-cell office:value-type="float" office:value="4400" calcext:value-type="float">
            <text:p>4400</text:p>
          </table:table-cell>
          <table:table-cell office:value-type="float" office:value="0.076116" calcext:value-type="float">
            <text:p>0.076116</text:p>
          </table:table-cell>
          <table:table-cell office:value-type="float" office:value="0.083959" calcext:value-type="float">
            <text:p>0.083959</text:p>
          </table:table-cell>
          <table:table-cell table:number-columns-repeated="6"/>
        </table:table-row>
        <table:table-row table:style-name="ro1">
          <table:table-cell office:value-type="float" office:value="4600" calcext:value-type="float">
            <text:p>4600</text:p>
          </table:table-cell>
          <table:table-cell office:value-type="float" office:value="0.086043" calcext:value-type="float">
            <text:p>0.086043</text:p>
          </table:table-cell>
          <table:table-cell office:value-type="float" office:value="0.083747" calcext:value-type="float">
            <text:p>0.083747</text:p>
          </table:table-cell>
          <table:table-cell table:number-columns-repeated="6"/>
        </table:table-row>
        <table:table-row table:style-name="ro1">
          <table:table-cell office:value-type="float" office:value="4800" calcext:value-type="float">
            <text:p>4800</text:p>
          </table:table-cell>
          <table:table-cell office:value-type="float" office:value="0.081502" calcext:value-type="float">
            <text:p>0.081502</text:p>
          </table:table-cell>
          <table:table-cell office:value-type="float" office:value="0.088796" calcext:value-type="float">
            <text:p>0.088796</text:p>
          </table:table-cell>
          <table:table-cell table:number-columns-repeated="6"/>
        </table:table-row>
        <table:table-row table:style-name="ro1">
          <table:table-cell office:value-type="float" office:value="5000" calcext:value-type="float">
            <text:p>5000</text:p>
          </table:table-cell>
          <table:table-cell office:value-type="float" office:value="0.083197" calcext:value-type="float">
            <text:p>0.083197</text:p>
          </table:table-cell>
          <table:table-cell office:value-type="float" office:value="0.09319" calcext:value-type="float">
            <text:p>0.09319</text:p>
          </table:table-cell>
          <table:table-cell table:number-columns-repeated="6"/>
        </table:table-row>
        <table:table-row table:style-name="ro1">
          <table:table-cell office:value-type="float" office:value="5200" calcext:value-type="float">
            <text:p>5200</text:p>
          </table:table-cell>
          <table:table-cell office:value-type="float" office:value="0.104417" calcext:value-type="float">
            <text:p>0.104417</text:p>
          </table:table-cell>
          <table:table-cell office:value-type="float" office:value="0.10824" calcext:value-type="float">
            <text:p>0.10824</text:p>
          </table:table-cell>
          <table:table-cell table:number-columns-repeated="6"/>
        </table:table-row>
        <table:table-row table:style-name="ro1">
          <table:table-cell office:value-type="float" office:value="5400" calcext:value-type="float">
            <text:p>5400</text:p>
          </table:table-cell>
          <table:table-cell office:value-type="float" office:value="0.113196" calcext:value-type="float">
            <text:p>0.113196</text:p>
          </table:table-cell>
          <table:table-cell office:value-type="float" office:value="0.099839" calcext:value-type="float">
            <text:p>0.099839</text:p>
          </table:table-cell>
          <table:table-cell table:number-columns-repeated="6"/>
        </table:table-row>
        <table:table-row table:style-name="ro1">
          <table:table-cell office:value-type="float" office:value="5600" calcext:value-type="float">
            <text:p>5600</text:p>
          </table:table-cell>
          <table:table-cell office:value-type="float" office:value="0.097684" calcext:value-type="float">
            <text:p>0.097684</text:p>
          </table:table-cell>
          <table:table-cell office:value-type="float" office:value="0.104704" calcext:value-type="float">
            <text:p>0.104704</text:p>
          </table:table-cell>
          <table:table-cell table:number-columns-repeated="6"/>
        </table:table-row>
        <table:table-row table:style-name="ro1">
          <table:table-cell office:value-type="float" office:value="5800" calcext:value-type="float">
            <text:p>5800</text:p>
          </table:table-cell>
          <table:table-cell office:value-type="float" office:value="0.099273" calcext:value-type="float">
            <text:p>0.099273</text:p>
          </table:table-cell>
          <table:table-cell office:value-type="float" office:value="0.107119" calcext:value-type="float">
            <text:p>0.107119</text:p>
          </table:table-cell>
          <table:table-cell table:number-columns-repeated="6"/>
        </table:table-row>
        <table:table-row table:style-name="ro1">
          <table:table-cell office:value-type="float" office:value="6000" calcext:value-type="float">
            <text:p>6000</text:p>
          </table:table-cell>
          <table:table-cell office:value-type="float" office:value="0.103346" calcext:value-type="float">
            <text:p>0.103346</text:p>
          </table:table-cell>
          <table:table-cell office:value-type="float" office:value="0.112124" calcext:value-type="float">
            <text:p>0.112124</text:p>
          </table:table-cell>
          <table:table-cell table:number-columns-repeated="6"/>
        </table:table-row>
        <table:table-row table:style-name="ro1">
          <table:table-cell office:value-type="float" office:value="6200" calcext:value-type="float">
            <text:p>6200</text:p>
          </table:table-cell>
          <table:table-cell office:value-type="float" office:value="0.107328" calcext:value-type="float">
            <text:p>0.107328</text:p>
          </table:table-cell>
          <table:table-cell office:value-type="float" office:value="0.122126" calcext:value-type="float">
            <text:p>0.122126</text:p>
          </table:table-cell>
          <table:table-cell table:number-columns-repeated="6"/>
        </table:table-row>
        <table:table-row table:style-name="ro1">
          <table:table-cell office:value-type="float" office:value="6400" calcext:value-type="float">
            <text:p>6400</text:p>
          </table:table-cell>
          <table:table-cell office:value-type="float" office:value="0.115986" calcext:value-type="float">
            <text:p>0.115986</text:p>
          </table:table-cell>
          <table:table-cell office:value-type="float" office:value="0.120979" calcext:value-type="float">
            <text:p>0.120979</text:p>
          </table:table-cell>
          <table:table-cell table:number-columns-repeated="6"/>
        </table:table-row>
        <table:table-row table:style-name="ro1">
          <table:table-cell office:value-type="float" office:value="6600" calcext:value-type="float">
            <text:p>6600</text:p>
          </table:table-cell>
          <table:table-cell office:value-type="float" office:value="0.116287" calcext:value-type="float">
            <text:p>0.116287</text:p>
          </table:table-cell>
          <table:table-cell office:value-type="float" office:value="0.122711" calcext:value-type="float">
            <text:p>0.122711</text:p>
          </table:table-cell>
          <table:table-cell table:number-columns-repeated="6"/>
        </table:table-row>
        <table:table-row table:style-name="ro1">
          <table:table-cell office:value-type="float" office:value="6800" calcext:value-type="float">
            <text:p>6800</text:p>
          </table:table-cell>
          <table:table-cell office:value-type="float" office:value="0.12055" calcext:value-type="float">
            <text:p>0.12055</text:p>
          </table:table-cell>
          <table:table-cell office:value-type="float" office:value="0.148563" calcext:value-type="float">
            <text:p>0.148563</text:p>
          </table:table-cell>
          <table:table-cell table:number-columns-repeated="6"/>
        </table:table-row>
        <table:table-row table:style-name="ro1">
          <table:table-cell office:value-type="float" office:value="7000" calcext:value-type="float">
            <text:p>7000</text:p>
          </table:table-cell>
          <table:table-cell office:value-type="float" office:value="0.128586" calcext:value-type="float">
            <text:p>0.128586</text:p>
          </table:table-cell>
          <table:table-cell office:value-type="float" office:value="0.147644" calcext:value-type="float">
            <text:p>0.147644</text:p>
          </table:table-cell>
          <table:table-cell table:number-columns-repeated="6"/>
        </table:table-row>
        <table:table-row table:style-name="ro1">
          <table:table-cell office:value-type="float" office:value="7200" calcext:value-type="float">
            <text:p>7200</text:p>
          </table:table-cell>
          <table:table-cell office:value-type="float" office:value="0.125501" calcext:value-type="float">
            <text:p>0.125501</text:p>
          </table:table-cell>
          <table:table-cell office:value-type="float" office:value="0.146887" calcext:value-type="float">
            <text:p>0.146887</text:p>
          </table:table-cell>
          <table:table-cell table:number-columns-repeated="6"/>
        </table:table-row>
        <table:table-row table:style-name="ro1">
          <table:table-cell office:value-type="float" office:value="7400" calcext:value-type="float">
            <text:p>7400</text:p>
          </table:table-cell>
          <table:table-cell office:value-type="float" office:value="0.131282" calcext:value-type="float">
            <text:p>0.131282</text:p>
          </table:table-cell>
          <table:table-cell office:value-type="float" office:value="0.148449" calcext:value-type="float">
            <text:p>0.148449</text:p>
          </table:table-cell>
          <table:table-cell table:number-columns-repeated="6"/>
        </table:table-row>
        <table:table-row table:style-name="ro1">
          <table:table-cell office:value-type="float" office:value="7600" calcext:value-type="float">
            <text:p>7600</text:p>
          </table:table-cell>
          <table:table-cell office:value-type="float" office:value="0.130203" calcext:value-type="float">
            <text:p>0.130203</text:p>
          </table:table-cell>
          <table:table-cell office:value-type="float" office:value="0.152876" calcext:value-type="float">
            <text:p>0.152876</text:p>
          </table:table-cell>
          <table:table-cell table:number-columns-repeated="6"/>
        </table:table-row>
        <table:table-row table:style-name="ro1">
          <table:table-cell office:value-type="float" office:value="7800" calcext:value-type="float">
            <text:p>7800</text:p>
          </table:table-cell>
          <table:table-cell office:value-type="float" office:value="0.134833" calcext:value-type="float">
            <text:p>0.134833</text:p>
          </table:table-cell>
          <table:table-cell office:value-type="float" office:value="0.148305" calcext:value-type="float">
            <text:p>0.148305</text:p>
          </table:table-cell>
          <table:table-cell table:number-columns-repeated="6"/>
        </table:table-row>
        <table:table-row table:style-name="ro1">
          <table:table-cell office:value-type="float" office:value="8000" calcext:value-type="float">
            <text:p>8000</text:p>
          </table:table-cell>
          <table:table-cell office:value-type="float" office:value="0.13701" calcext:value-type="float">
            <text:p>0.13701</text:p>
          </table:table-cell>
          <table:table-cell office:value-type="float" office:value="0.155183" calcext:value-type="float">
            <text:p>0.155183</text:p>
          </table:table-cell>
          <table:table-cell table:number-columns-repeated="6"/>
        </table:table-row>
        <table:table-row table:style-name="ro1">
          <table:table-cell office:value-type="float" office:value="8200" calcext:value-type="float">
            <text:p>8200</text:p>
          </table:table-cell>
          <table:table-cell office:value-type="float" office:value="0.143644" calcext:value-type="float">
            <text:p>0.143644</text:p>
          </table:table-cell>
          <table:table-cell office:value-type="float" office:value="0.182577" calcext:value-type="float">
            <text:p>0.182577</text:p>
          </table:table-cell>
          <table:table-cell table:number-columns-repeated="6"/>
        </table:table-row>
        <table:table-row table:style-name="ro1">
          <table:table-cell office:value-type="float" office:value="8400" calcext:value-type="float">
            <text:p>8400</text:p>
          </table:table-cell>
          <table:table-cell office:value-type="float" office:value="0.144077" calcext:value-type="float">
            <text:p>0.144077</text:p>
          </table:table-cell>
          <table:table-cell office:value-type="float" office:value="0.185262" calcext:value-type="float">
            <text:p>0.185262</text:p>
          </table:table-cell>
          <table:table-cell table:number-columns-repeated="6"/>
        </table:table-row>
        <table:table-row table:style-name="ro1">
          <table:table-cell office:value-type="float" office:value="8600" calcext:value-type="float">
            <text:p>8600</text:p>
          </table:table-cell>
          <table:table-cell office:value-type="float" office:value="0.153639" calcext:value-type="float">
            <text:p>0.153639</text:p>
          </table:table-cell>
          <table:table-cell office:value-type="float" office:value="0.192818" calcext:value-type="float">
            <text:p>0.192818</text:p>
          </table:table-cell>
          <table:table-cell table:number-columns-repeated="6"/>
        </table:table-row>
        <table:table-row table:style-name="ro1">
          <table:table-cell office:value-type="float" office:value="8800" calcext:value-type="float">
            <text:p>8800</text:p>
          </table:table-cell>
          <table:table-cell office:value-type="float" office:value="0.153433" calcext:value-type="float">
            <text:p>0.153433</text:p>
          </table:table-cell>
          <table:table-cell office:value-type="float" office:value="0.183904" calcext:value-type="float">
            <text:p>0.183904</text:p>
          </table:table-cell>
          <table:table-cell table:number-columns-repeated="6"/>
        </table:table-row>
        <table:table-row table:style-name="ro1">
          <table:table-cell office:value-type="float" office:value="9000" calcext:value-type="float">
            <text:p>9000</text:p>
          </table:table-cell>
          <table:table-cell office:value-type="float" office:value="0.159229" calcext:value-type="float">
            <text:p>0.159229</text:p>
          </table:table-cell>
          <table:table-cell office:value-type="float" office:value="0.171857" calcext:value-type="float">
            <text:p>0.171857</text:p>
          </table:table-cell>
          <table:table-cell table:number-columns-repeated="6"/>
        </table:table-row>
        <table:table-row table:style-name="ro1">
          <table:table-cell office:value-type="float" office:value="9200" calcext:value-type="float">
            <text:p>9200</text:p>
          </table:table-cell>
          <table:table-cell office:value-type="float" office:value="0.159232" calcext:value-type="float">
            <text:p>0.159232</text:p>
          </table:table-cell>
          <table:table-cell office:value-type="float" office:value="0.185743" calcext:value-type="float">
            <text:p>0.185743</text:p>
          </table:table-cell>
          <table:table-cell table:number-columns-repeated="6"/>
        </table:table-row>
        <table:table-row table:style-name="ro1">
          <table:table-cell office:value-type="float" office:value="9400" calcext:value-type="float">
            <text:p>9400</text:p>
          </table:table-cell>
          <table:table-cell office:value-type="float" office:value="0.17079" calcext:value-type="float">
            <text:p>0.17079</text:p>
          </table:table-cell>
          <table:table-cell office:value-type="float" office:value="0.183893" calcext:value-type="float">
            <text:p>0.183893</text:p>
          </table:table-cell>
          <table:table-cell table:number-columns-repeated="6"/>
        </table:table-row>
        <table:table-row table:style-name="ro1">
          <table:table-cell office:value-type="float" office:value="9600" calcext:value-type="float">
            <text:p>9600</text:p>
          </table:table-cell>
          <table:table-cell office:value-type="float" office:value="0.167001" calcext:value-type="float">
            <text:p>0.167001</text:p>
          </table:table-cell>
          <table:table-cell office:value-type="float" office:value="0.214737" calcext:value-type="float">
            <text:p>0.214737</text:p>
          </table:table-cell>
          <table:table-cell table:number-columns-repeated="6"/>
        </table:table-row>
        <table:table-row table:style-name="ro1">
          <table:table-cell office:value-type="float" office:value="9800" calcext:value-type="float">
            <text:p>9800</text:p>
          </table:table-cell>
          <table:table-cell office:value-type="float" office:value="0.175098" calcext:value-type="float">
            <text:p>0.175098</text:p>
          </table:table-cell>
          <table:table-cell office:value-type="float" office:value="0.235412" calcext:value-type="float">
            <text:p>0.235412</text:p>
          </table:table-cell>
          <table:table-cell table:number-columns-repeated="6"/>
        </table:table-row>
        <table:table-row table:style-name="ro1">
          <table:table-cell office:value-type="float" office:value="10000" calcext:value-type="float">
            <text:p>10000</text:p>
          </table:table-cell>
          <table:table-cell office:value-type="float" office:value="0.174374" calcext:value-type="float">
            <text:p>0.174374</text:p>
          </table:table-cell>
          <table:table-cell office:value-type="float" office:value="0.189999" calcext:value-type="float">
            <text:p>0.189999</text:p>
          </table:table-cell>
          <table:table-cell table:number-columns-repeated="6"/>
        </table:table-row>
        <table:table-row table:style-name="ro1">
          <table:table-cell office:value-type="float" office:value="10200" calcext:value-type="float">
            <text:p>10200</text:p>
          </table:table-cell>
          <table:table-cell office:value-type="float" office:value="0.175465" calcext:value-type="float">
            <text:p>0.175465</text:p>
          </table:table-cell>
          <table:table-cell office:value-type="float" office:value="0.2449" calcext:value-type="float">
            <text:p>0.2449</text:p>
          </table:table-cell>
          <table:table-cell table:number-columns-repeated="6"/>
        </table:table-row>
        <table:table-row table:style-name="ro1">
          <table:table-cell office:value-type="float" office:value="10400" calcext:value-type="float">
            <text:p>10400</text:p>
          </table:table-cell>
          <table:table-cell office:value-type="float" office:value="0.190195" calcext:value-type="float">
            <text:p>0.190195</text:p>
          </table:table-cell>
          <table:table-cell office:value-type="float" office:value="0.230494" calcext:value-type="float">
            <text:p>0.230494</text:p>
          </table:table-cell>
          <table:table-cell table:number-columns-repeated="6"/>
        </table:table-row>
        <table:table-row table:style-name="ro1">
          <table:table-cell office:value-type="float" office:value="10600" calcext:value-type="float">
            <text:p>10600</text:p>
          </table:table-cell>
          <table:table-cell office:value-type="float" office:value="0.186292" calcext:value-type="float">
            <text:p>0.186292</text:p>
          </table:table-cell>
          <table:table-cell office:value-type="float" office:value="0.237202" calcext:value-type="float">
            <text:p>0.237202</text:p>
          </table:table-cell>
          <table:table-cell table:number-columns-repeated="6"/>
        </table:table-row>
        <table:table-row table:style-name="ro1">
          <table:table-cell office:value-type="float" office:value="10800" calcext:value-type="float">
            <text:p>10800</text:p>
          </table:table-cell>
          <table:table-cell office:value-type="float" office:value="0.190046" calcext:value-type="float">
            <text:p>0.190046</text:p>
          </table:table-cell>
          <table:table-cell office:value-type="float" office:value="0.201919" calcext:value-type="float">
            <text:p>0.201919</text:p>
          </table:table-cell>
          <table:table-cell table:number-columns-repeated="6"/>
        </table:table-row>
        <table:table-row table:style-name="ro1">
          <table:table-cell office:value-type="float" office:value="11000" calcext:value-type="float">
            <text:p>11000</text:p>
          </table:table-cell>
          <table:table-cell office:value-type="float" office:value="0.19461" calcext:value-type="float">
            <text:p>0.19461</text:p>
          </table:table-cell>
          <table:table-cell office:value-type="float" office:value="0.191731" calcext:value-type="float">
            <text:p>0.191731</text:p>
          </table:table-cell>
          <table:table-cell table:number-columns-repeated="6"/>
        </table:table-row>
        <table:table-row table:style-name="ro1">
          <table:table-cell office:value-type="float" office:value="11200" calcext:value-type="float">
            <text:p>11200</text:p>
          </table:table-cell>
          <table:table-cell office:value-type="float" office:value="0.190894" calcext:value-type="float">
            <text:p>0.190894</text:p>
          </table:table-cell>
          <table:table-cell office:value-type="float" office:value="0.196856" calcext:value-type="float">
            <text:p>0.196856</text:p>
          </table:table-cell>
          <table:table-cell table:number-columns-repeated="6"/>
        </table:table-row>
        <table:table-row table:style-name="ro1">
          <table:table-cell office:value-type="float" office:value="11400" calcext:value-type="float">
            <text:p>11400</text:p>
          </table:table-cell>
          <table:table-cell office:value-type="float" office:value="0.19663" calcext:value-type="float">
            <text:p>0.19663</text:p>
          </table:table-cell>
          <table:table-cell office:value-type="float" office:value="0.197832" calcext:value-type="float">
            <text:p>0.197832</text:p>
          </table:table-cell>
          <table:table-cell table:number-columns-repeated="6"/>
        </table:table-row>
        <table:table-row table:style-name="ro1">
          <table:table-cell office:value-type="float" office:value="11600" calcext:value-type="float">
            <text:p>11600</text:p>
          </table:table-cell>
          <table:table-cell office:value-type="float" office:value="0.203902" calcext:value-type="float">
            <text:p>0.203902</text:p>
          </table:table-cell>
          <table:table-cell office:value-type="float" office:value="0.205328" calcext:value-type="float">
            <text:p>0.205328</text:p>
          </table:table-cell>
          <table:table-cell table:number-columns-repeated="6"/>
        </table:table-row>
        <table:table-row table:style-name="ro1">
          <table:table-cell office:value-type="float" office:value="11800" calcext:value-type="float">
            <text:p>11800</text:p>
          </table:table-cell>
          <table:table-cell office:value-type="float" office:value="0.21185" calcext:value-type="float">
            <text:p>0.21185</text:p>
          </table:table-cell>
          <table:table-cell office:value-type="float" office:value="0.213565" calcext:value-type="float">
            <text:p>0.213565</text:p>
          </table:table-cell>
          <table:table-cell table:number-columns-repeated="6"/>
        </table:table-row>
        <table:table-row table:style-name="ro1">
          <table:table-cell office:value-type="float" office:value="12000" calcext:value-type="float">
            <text:p>12000</text:p>
          </table:table-cell>
          <table:table-cell office:value-type="float" office:value="0.207245" calcext:value-type="float">
            <text:p>0.207245</text:p>
          </table:table-cell>
          <table:table-cell office:value-type="float" office:value="0.238846" calcext:value-type="float">
            <text:p>0.238846</text:p>
          </table:table-cell>
          <table:table-cell table:number-columns-repeated="6"/>
        </table:table-row>
        <table:table-row table:style-name="ro1">
          <table:table-cell office:value-type="float" office:value="12200" calcext:value-type="float">
            <text:p>12200</text:p>
          </table:table-cell>
          <table:table-cell office:value-type="float" office:value="0.232186" calcext:value-type="float">
            <text:p>0.232186</text:p>
          </table:table-cell>
          <table:table-cell office:value-type="float" office:value="0.241672" calcext:value-type="float">
            <text:p>0.241672</text:p>
          </table:table-cell>
          <table:table-cell table:number-columns-repeated="6"/>
        </table:table-row>
        <table:table-row table:style-name="ro1">
          <table:table-cell office:value-type="float" office:value="12400" calcext:value-type="float">
            <text:p>12400</text:p>
          </table:table-cell>
          <table:table-cell office:value-type="float" office:value="0.21522" calcext:value-type="float">
            <text:p>0.21522</text:p>
          </table:table-cell>
          <table:table-cell office:value-type="float" office:value="0.23002" calcext:value-type="float">
            <text:p>0.23002</text:p>
          </table:table-cell>
          <table:table-cell table:number-columns-repeated="6"/>
        </table:table-row>
        <table:table-row table:style-name="ro1">
          <table:table-cell office:value-type="float" office:value="12600" calcext:value-type="float">
            <text:p>12600</text:p>
          </table:table-cell>
          <table:table-cell office:value-type="float" office:value="0.217721" calcext:value-type="float">
            <text:p>0.217721</text:p>
          </table:table-cell>
          <table:table-cell office:value-type="float" office:value="0.228251" calcext:value-type="float">
            <text:p>0.228251</text:p>
          </table:table-cell>
          <table:table-cell table:number-columns-repeated="6"/>
        </table:table-row>
        <table:table-row table:style-name="ro1">
          <table:table-cell office:value-type="float" office:value="12800" calcext:value-type="float">
            <text:p>12800</text:p>
          </table:table-cell>
          <table:table-cell office:value-type="float" office:value="0.230094" calcext:value-type="float">
            <text:p>0.230094</text:p>
          </table:table-cell>
          <table:table-cell office:value-type="float" office:value="0.226344" calcext:value-type="float">
            <text:p>0.226344</text:p>
          </table:table-cell>
          <table:table-cell table:number-columns-repeated="6"/>
        </table:table-row>
        <table:table-row table:style-name="ro1">
          <table:table-cell office:value-type="float" office:value="13000" calcext:value-type="float">
            <text:p>13000</text:p>
          </table:table-cell>
          <table:table-cell office:value-type="float" office:value="0.223304" calcext:value-type="float">
            <text:p>0.223304</text:p>
          </table:table-cell>
          <table:table-cell office:value-type="float" office:value="0.23242" calcext:value-type="float">
            <text:p>0.23242</text:p>
          </table:table-cell>
          <table:table-cell table:number-columns-repeated="6"/>
        </table:table-row>
        <table:table-row table:style-name="ro1">
          <table:table-cell office:value-type="float" office:value="13200" calcext:value-type="float">
            <text:p>13200</text:p>
          </table:table-cell>
          <table:table-cell office:value-type="float" office:value="0.232651" calcext:value-type="float">
            <text:p>0.232651</text:p>
          </table:table-cell>
          <table:table-cell office:value-type="float" office:value="0.235897" calcext:value-type="float">
            <text:p>0.235897</text:p>
          </table:table-cell>
          <table:table-cell table:number-columns-repeated="6"/>
        </table:table-row>
        <table:table-row table:style-name="ro1">
          <table:table-cell office:value-type="float" office:value="13400" calcext:value-type="float">
            <text:p>13400</text:p>
          </table:table-cell>
          <table:table-cell office:value-type="float" office:value="0.232881" calcext:value-type="float">
            <text:p>0.232881</text:p>
          </table:table-cell>
          <table:table-cell office:value-type="float" office:value="0.259324" calcext:value-type="float">
            <text:p>0.259324</text:p>
          </table:table-cell>
          <table:table-cell table:number-columns-repeated="6"/>
        </table:table-row>
        <table:table-row table:style-name="ro1">
          <table:table-cell office:value-type="float" office:value="13600" calcext:value-type="float">
            <text:p>13600</text:p>
          </table:table-cell>
          <table:table-cell office:value-type="float" office:value="0.236239" calcext:value-type="float">
            <text:p>0.236239</text:p>
          </table:table-cell>
          <table:table-cell office:value-type="float" office:value="0.258919" calcext:value-type="float">
            <text:p>0.258919</text:p>
          </table:table-cell>
          <table:table-cell table:number-columns-repeated="6"/>
        </table:table-row>
        <table:table-row table:style-name="ro1">
          <table:table-cell office:value-type="float" office:value="13800" calcext:value-type="float">
            <text:p>13800</text:p>
          </table:table-cell>
          <table:table-cell office:value-type="float" office:value="0.241655" calcext:value-type="float">
            <text:p>0.241655</text:p>
          </table:table-cell>
          <table:table-cell office:value-type="float" office:value="0.260141" calcext:value-type="float">
            <text:p>0.260141</text:p>
          </table:table-cell>
          <table:table-cell table:number-columns-repeated="6"/>
        </table:table-row>
        <table:table-row table:style-name="ro1">
          <table:table-cell office:value-type="float" office:value="14000" calcext:value-type="float">
            <text:p>14000</text:p>
          </table:table-cell>
          <table:table-cell office:value-type="float" office:value="0.240533" calcext:value-type="float">
            <text:p>0.240533</text:p>
          </table:table-cell>
          <table:table-cell office:value-type="float" office:value="0.257191" calcext:value-type="float">
            <text:p>0.257191</text:p>
          </table:table-cell>
          <table:table-cell table:number-columns-repeated="6"/>
        </table:table-row>
        <table:table-row table:style-name="ro1">
          <table:table-cell office:value-type="float" office:value="14200" calcext:value-type="float">
            <text:p>14200</text:p>
          </table:table-cell>
          <table:table-cell office:value-type="float" office:value="0.252717" calcext:value-type="float">
            <text:p>0.252717</text:p>
          </table:table-cell>
          <table:table-cell office:value-type="float" office:value="0.272462" calcext:value-type="float">
            <text:p>0.272462</text:p>
          </table:table-cell>
          <table:table-cell table:number-columns-repeated="6"/>
        </table:table-row>
        <table:table-row table:style-name="ro1">
          <table:table-cell office:value-type="float" office:value="14400" calcext:value-type="float">
            <text:p>14400</text:p>
          </table:table-cell>
          <table:table-cell office:value-type="float" office:value="0.253814" calcext:value-type="float">
            <text:p>0.253814</text:p>
          </table:table-cell>
          <table:table-cell office:value-type="float" office:value="0.268548" calcext:value-type="float">
            <text:p>0.268548</text:p>
          </table:table-cell>
          <table:table-cell table:number-columns-repeated="6"/>
        </table:table-row>
        <table:table-row table:style-name="ro1">
          <table:table-cell office:value-type="float" office:value="14600" calcext:value-type="float">
            <text:p>14600</text:p>
          </table:table-cell>
          <table:table-cell office:value-type="float" office:value="0.269348" calcext:value-type="float">
            <text:p>0.269348</text:p>
          </table:table-cell>
          <table:table-cell office:value-type="float" office:value="0.275139" calcext:value-type="float">
            <text:p>0.275139</text:p>
          </table:table-cell>
          <table:table-cell table:number-columns-repeated="6"/>
        </table:table-row>
        <table:table-row table:style-name="ro1">
          <table:table-cell office:value-type="float" office:value="14800" calcext:value-type="float">
            <text:p>14800</text:p>
          </table:table-cell>
          <table:table-cell office:value-type="float" office:value="0.252484" calcext:value-type="float">
            <text:p>0.252484</text:p>
          </table:table-cell>
          <table:table-cell office:value-type="float" office:value="0.257544" calcext:value-type="float">
            <text:p>0.257544</text:p>
          </table:table-cell>
          <table:table-cell table:number-columns-repeated="6"/>
        </table:table-row>
        <table:table-row table:style-name="ro1">
          <table:table-cell office:value-type="float" office:value="15000" calcext:value-type="float">
            <text:p>15000</text:p>
          </table:table-cell>
          <table:table-cell office:value-type="float" office:value="0.25541" calcext:value-type="float">
            <text:p>0.25541</text:p>
          </table:table-cell>
          <table:table-cell office:value-type="float" office:value="0.27046" calcext:value-type="float">
            <text:p>0.27046</text:p>
          </table:table-cell>
          <table:table-cell table:number-columns-repeated="6"/>
        </table:table-row>
        <table:table-row table:style-name="ro1">
          <table:table-cell office:value-type="float" office:value="15200" calcext:value-type="float">
            <text:p>15200</text:p>
          </table:table-cell>
          <table:table-cell office:value-type="float" office:value="0.279616" calcext:value-type="float">
            <text:p>0.279616</text:p>
          </table:table-cell>
          <table:table-cell office:value-type="float" office:value="0.274307" calcext:value-type="float">
            <text:p>0.274307</text:p>
          </table:table-cell>
          <table:table-cell table:number-columns-repeated="6"/>
        </table:table-row>
        <table:table-row table:style-name="ro1">
          <table:table-cell office:value-type="float" office:value="15400" calcext:value-type="float">
            <text:p>15400</text:p>
          </table:table-cell>
          <table:table-cell office:value-type="float" office:value="0.27209" calcext:value-type="float">
            <text:p>0.27209</text:p>
          </table:table-cell>
          <table:table-cell office:value-type="float" office:value="0.292598" calcext:value-type="float">
            <text:p>0.292598</text:p>
          </table:table-cell>
          <table:table-cell table:number-columns-repeated="6"/>
        </table:table-row>
        <table:table-row table:style-name="ro1">
          <table:table-cell office:value-type="float" office:value="15600" calcext:value-type="float">
            <text:p>15600</text:p>
          </table:table-cell>
          <table:table-cell office:value-type="float" office:value="0.267438" calcext:value-type="float">
            <text:p>0.267438</text:p>
          </table:table-cell>
          <table:table-cell office:value-type="float" office:value="0.300663" calcext:value-type="float">
            <text:p>0.300663</text:p>
          </table:table-cell>
          <table:table-cell table:number-columns-repeated="6"/>
        </table:table-row>
        <table:table-row table:style-name="ro1">
          <table:table-cell office:value-type="float" office:value="15800" calcext:value-type="float">
            <text:p>15800</text:p>
          </table:table-cell>
          <table:table-cell office:value-type="float" office:value="0.265233" calcext:value-type="float">
            <text:p>0.265233</text:p>
          </table:table-cell>
          <table:table-cell office:value-type="float" office:value="0.288555" calcext:value-type="float">
            <text:p>0.288555</text:p>
          </table:table-cell>
          <table:table-cell table:number-columns-repeated="6"/>
        </table:table-row>
        <table:table-row table:style-name="ro1">
          <table:table-cell office:value-type="float" office:value="16000" calcext:value-type="float">
            <text:p>16000</text:p>
          </table:table-cell>
          <table:table-cell office:value-type="float" office:value="0.273038" calcext:value-type="float">
            <text:p>0.273038</text:p>
          </table:table-cell>
          <table:table-cell office:value-type="float" office:value="0.300286" calcext:value-type="float">
            <text:p>0.300286</text:p>
          </table:table-cell>
          <table:table-cell table:number-columns-repeated="6"/>
        </table:table-row>
        <table:table-row table:style-name="ro1">
          <table:table-cell office:value-type="float" office:value="16200" calcext:value-type="float">
            <text:p>16200</text:p>
          </table:table-cell>
          <table:table-cell office:value-type="float" office:value="0.27091" calcext:value-type="float">
            <text:p>0.27091</text:p>
          </table:table-cell>
          <table:table-cell office:value-type="float" office:value="0.300175" calcext:value-type="float">
            <text:p>0.300175</text:p>
          </table:table-cell>
          <table:table-cell table:number-columns-repeated="6"/>
        </table:table-row>
        <table:table-row table:style-name="ro1">
          <table:table-cell office:value-type="float" office:value="16400" calcext:value-type="float">
            <text:p>16400</text:p>
          </table:table-cell>
          <table:table-cell office:value-type="float" office:value="0.277534" calcext:value-type="float">
            <text:p>0.277534</text:p>
          </table:table-cell>
          <table:table-cell office:value-type="float" office:value="0.310523" calcext:value-type="float">
            <text:p>0.310523</text:p>
          </table:table-cell>
          <table:table-cell table:number-columns-repeated="6"/>
        </table:table-row>
        <table:table-row table:style-name="ro1">
          <table:table-cell office:value-type="float" office:value="16600" calcext:value-type="float">
            <text:p>16600</text:p>
          </table:table-cell>
          <table:table-cell office:value-type="float" office:value="0.280011" calcext:value-type="float">
            <text:p>0.280011</text:p>
          </table:table-cell>
          <table:table-cell office:value-type="float" office:value="0.317398" calcext:value-type="float">
            <text:p>0.317398</text:p>
          </table:table-cell>
          <table:table-cell table:number-columns-repeated="6"/>
        </table:table-row>
        <table:table-row table:style-name="ro1">
          <table:table-cell office:value-type="float" office:value="16800" calcext:value-type="float">
            <text:p>16800</text:p>
          </table:table-cell>
          <table:table-cell office:value-type="float" office:value="0.288187" calcext:value-type="float">
            <text:p>0.288187</text:p>
          </table:table-cell>
          <table:table-cell office:value-type="float" office:value="0.307608" calcext:value-type="float">
            <text:p>0.307608</text:p>
          </table:table-cell>
          <table:table-cell table:number-columns-repeated="6"/>
        </table:table-row>
        <table:table-row table:style-name="ro1">
          <table:table-cell office:value-type="float" office:value="17000" calcext:value-type="float">
            <text:p>17000</text:p>
          </table:table-cell>
          <table:table-cell office:value-type="float" office:value="0.28457" calcext:value-type="float">
            <text:p>0.28457</text:p>
          </table:table-cell>
          <table:table-cell office:value-type="float" office:value="0.320207" calcext:value-type="float">
            <text:p>0.320207</text:p>
          </table:table-cell>
          <table:table-cell table:number-columns-repeated="6"/>
        </table:table-row>
        <table:table-row table:style-name="ro1">
          <table:table-cell office:value-type="float" office:value="17200" calcext:value-type="float">
            <text:p>17200</text:p>
          </table:table-cell>
          <table:table-cell office:value-type="float" office:value="0.291021" calcext:value-type="float">
            <text:p>0.291021</text:p>
          </table:table-cell>
          <table:table-cell office:value-type="float" office:value="0.325263" calcext:value-type="float">
            <text:p>0.325263</text:p>
          </table:table-cell>
          <table:table-cell table:number-columns-repeated="6"/>
        </table:table-row>
        <table:table-row table:style-name="ro1">
          <table:table-cell office:value-type="float" office:value="17400" calcext:value-type="float">
            <text:p>17400</text:p>
          </table:table-cell>
          <table:table-cell office:value-type="float" office:value="0.294833" calcext:value-type="float">
            <text:p>0.294833</text:p>
          </table:table-cell>
          <table:table-cell office:value-type="float" office:value="0.32129" calcext:value-type="float">
            <text:p>0.32129</text:p>
          </table:table-cell>
          <table:table-cell table:number-columns-repeated="6"/>
        </table:table-row>
        <table:table-row table:style-name="ro1">
          <table:table-cell office:value-type="float" office:value="17600" calcext:value-type="float">
            <text:p>17600</text:p>
          </table:table-cell>
          <table:table-cell office:value-type="float" office:value="0.294481" calcext:value-type="float">
            <text:p>0.294481</text:p>
          </table:table-cell>
          <table:table-cell office:value-type="float" office:value="0.335265" calcext:value-type="float">
            <text:p>0.335265</text:p>
          </table:table-cell>
          <table:table-cell table:number-columns-repeated="6"/>
        </table:table-row>
        <table:table-row table:style-name="ro1">
          <table:table-cell office:value-type="float" office:value="17800" calcext:value-type="float">
            <text:p>17800</text:p>
          </table:table-cell>
          <table:table-cell office:value-type="float" office:value="0.299406" calcext:value-type="float">
            <text:p>0.299406</text:p>
          </table:table-cell>
          <table:table-cell office:value-type="float" office:value="0.332765" calcext:value-type="float">
            <text:p>0.332765</text:p>
          </table:table-cell>
          <table:table-cell table:number-columns-repeated="6"/>
        </table:table-row>
        <table:table-row table:style-name="ro1">
          <table:table-cell office:value-type="float" office:value="18000" calcext:value-type="float">
            <text:p>18000</text:p>
          </table:table-cell>
          <table:table-cell office:value-type="float" office:value="0.301634" calcext:value-type="float">
            <text:p>0.301634</text:p>
          </table:table-cell>
          <table:table-cell office:value-type="float" office:value="0.340797" calcext:value-type="float">
            <text:p>0.340797</text:p>
          </table:table-cell>
          <table:table-cell table:number-columns-repeated="6"/>
        </table:table-row>
        <table:table-row table:style-name="ro1">
          <table:table-cell office:value-type="float" office:value="18200" calcext:value-type="float">
            <text:p>18200</text:p>
          </table:table-cell>
          <table:table-cell office:value-type="float" office:value="0.310345" calcext:value-type="float">
            <text:p>0.310345</text:p>
          </table:table-cell>
          <table:table-cell office:value-type="float" office:value="0.346466" calcext:value-type="float">
            <text:p>0.346466</text:p>
          </table:table-cell>
          <table:table-cell table:number-columns-repeated="6"/>
        </table:table-row>
        <table:table-row table:style-name="ro1">
          <table:table-cell office:value-type="float" office:value="18400" calcext:value-type="float">
            <text:p>18400</text:p>
          </table:table-cell>
          <table:table-cell office:value-type="float" office:value="0.311431" calcext:value-type="float">
            <text:p>0.311431</text:p>
          </table:table-cell>
          <table:table-cell office:value-type="float" office:value="0.351279" calcext:value-type="float">
            <text:p>0.351279</text:p>
          </table:table-cell>
          <table:table-cell table:number-columns-repeated="6"/>
        </table:table-row>
        <table:table-row table:style-name="ro1">
          <table:table-cell office:value-type="float" office:value="18600" calcext:value-type="float">
            <text:p>18600</text:p>
          </table:table-cell>
          <table:table-cell office:value-type="float" office:value="0.315319" calcext:value-type="float">
            <text:p>0.315319</text:p>
          </table:table-cell>
          <table:table-cell office:value-type="float" office:value="0.340285" calcext:value-type="float">
            <text:p>0.340285</text:p>
          </table:table-cell>
          <table:table-cell table:number-columns-repeated="6"/>
        </table:table-row>
        <table:table-row table:style-name="ro1">
          <table:table-cell office:value-type="float" office:value="18800" calcext:value-type="float">
            <text:p>18800</text:p>
          </table:table-cell>
          <table:table-cell office:value-type="float" office:value="0.326707" calcext:value-type="float">
            <text:p>0.326707</text:p>
          </table:table-cell>
          <table:table-cell office:value-type="float" office:value="0.328699" calcext:value-type="float">
            <text:p>0.328699</text:p>
          </table:table-cell>
          <table:table-cell table:number-columns-repeated="6"/>
        </table:table-row>
        <table:table-row table:style-name="ro1">
          <table:table-cell office:value-type="float" office:value="19000" calcext:value-type="float">
            <text:p>19000</text:p>
          </table:table-cell>
          <table:table-cell office:value-type="float" office:value="0.329013" calcext:value-type="float">
            <text:p>0.329013</text:p>
          </table:table-cell>
          <table:table-cell office:value-type="float" office:value="0.337904" calcext:value-type="float">
            <text:p>0.337904</text:p>
          </table:table-cell>
          <table:table-cell table:number-columns-repeated="6"/>
        </table:table-row>
        <table:table-row table:style-name="ro1">
          <table:table-cell office:value-type="float" office:value="19200" calcext:value-type="float">
            <text:p>19200</text:p>
          </table:table-cell>
          <table:table-cell office:value-type="float" office:value="0.319929" calcext:value-type="float">
            <text:p>0.319929</text:p>
          </table:table-cell>
          <table:table-cell office:value-type="float" office:value="0.333988" calcext:value-type="float">
            <text:p>0.333988</text:p>
          </table:table-cell>
          <table:table-cell table:number-columns-repeated="6"/>
        </table:table-row>
        <table:table-row table:style-name="ro1">
          <table:table-cell office:value-type="float" office:value="19400" calcext:value-type="float">
            <text:p>19400</text:p>
          </table:table-cell>
          <table:table-cell office:value-type="float" office:value="0.328895" calcext:value-type="float">
            <text:p>0.328895</text:p>
          </table:table-cell>
          <table:table-cell office:value-type="float" office:value="0.347207" calcext:value-type="float">
            <text:p>0.347207</text:p>
          </table:table-cell>
          <table:table-cell table:number-columns-repeated="6"/>
        </table:table-row>
        <table:table-row table:style-name="ro1">
          <table:table-cell office:value-type="float" office:value="19600" calcext:value-type="float">
            <text:p>19600</text:p>
          </table:table-cell>
          <table:table-cell office:value-type="float" office:value="0.337325" calcext:value-type="float">
            <text:p>0.337325</text:p>
          </table:table-cell>
          <table:table-cell office:value-type="float" office:value="0.348517" calcext:value-type="float">
            <text:p>0.348517</text:p>
          </table:table-cell>
          <table:table-cell table:number-columns-repeated="6"/>
        </table:table-row>
        <table:table-row table:style-name="ro1">
          <table:table-cell office:value-type="float" office:value="19800" calcext:value-type="float">
            <text:p>19800</text:p>
          </table:table-cell>
          <table:table-cell office:value-type="float" office:value="0.338702" calcext:value-type="float">
            <text:p>0.338702</text:p>
          </table:table-cell>
          <table:table-cell office:value-type="float" office:value="0.344703" calcext:value-type="float">
            <text:p>0.344703</text:p>
          </table:table-cell>
          <table:table-cell table:number-columns-repeated="6"/>
        </table:table-row>
        <table:table-row table:style-name="ro1">
          <table:table-cell office:value-type="float" office:value="20000" calcext:value-type="float">
            <text:p>20000</text:p>
          </table:table-cell>
          <table:table-cell office:value-type="float" office:value="0.336653" calcext:value-type="float">
            <text:p>0.336653</text:p>
          </table:table-cell>
          <table:table-cell office:value-type="float" office:value="0.358917" calcext:value-type="float">
            <text:p>0.358917</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1">00/00/0000</text:date>, <text:time style:data-style-name="N2" text:time-value="01:14:55.3116160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11T01:16:23.673216401</dc:date>
    <meta:editing-duration>PT18M26S</meta:editing-duration>
    <meta:editing-cycles>3</meta:editing-cycles>
    <meta:generator>LibreOffice/5.1.4.2$Linux_X86_64 LibreOffice_project/10m0$Build-2</meta:generator>
    <meta:document-statistic meta:table-count="1" meta:cell-count="309" meta:object-count="1"/>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32.42cm" svg:height="15.758cm" xlink:href=".." xlink:type="simple" chart:class="chart:line" chart:style-name="ch1">
        <chart:legend chart:legend-position="end" svg:x="29.674cm" svg:y="7.331cm" style:legend-expansion="high" chart:style-name="ch2"/>
        <chart:plot-area chart:style-name="ch3" table:cell-range-address="time.A1:time.C101" chart:data-source-has-labels="both" svg:x="0.648cm" svg:y="0.315cm" svg:width="28.378cm" svg:height="15.128cm">
          <chartooo:coordinate-region svg:x="1.56cm" svg:y="0.315cm" svg:width="27.466cm" svg:height="13.744cm"/>
          <chart:axis chart:dimension="x" chart:name="primary-x" chart:style-name="ch4" chartooo:axis-type="auto">
            <chartooo:date-scale/>
            <chart:categories table:cell-range-address="time.A1:time.A101"/>
          </chart:axis>
          <chart:axis chart:dimension="y" chart:name="primary-y" chart:style-name="ch4">
            <chart:grid chart:style-name="ch5" chart:class="major"/>
          </chart:axis>
          <chart:series chart:style-name="ch6" chart:values-cell-range-address="time.B1:time.B101" loext:label-string="clock" chart:class="chart:line">
            <chart:data-point chart:repeated="101"/>
          </chart:series>
          <chart:series chart:style-name="ch7" chart:values-cell-range-address="time.C1:time.C101" loext:label-string="timespec" chart:class="chart:line">
            <chart:data-point chart:repeated="101"/>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lock</text:p>
              </table:table-cell>
              <table:table-cell office:value-type="string">
                <text:p>timespec</text:p>
              </table:table-cell>
            </table:table-row>
          </table:table-header-rows>
          <table:table-rows>
            <table:table-row>
              <table:table-cell office:value-type="float" office:value="0">
                <text:p>0</text:p>
                <draw:g>
                  <svg:desc>time.A1:time.A101</svg:desc>
                </draw:g>
              </table:table-cell>
              <table:table-cell office:value-type="float" office:value="0.000064">
                <text:p>0.000064</text:p>
                <draw:g>
                  <svg:desc>time.B1:time.B101</svg:desc>
                </draw:g>
              </table:table-cell>
              <table:table-cell office:value-type="float" office:value="0.000056">
                <text:p>0.000056</text:p>
                <draw:g>
                  <svg:desc>time.C1:time.C101</svg:desc>
                </draw:g>
              </table:table-cell>
            </table:table-row>
            <table:table-row>
              <table:table-cell office:value-type="float" office:value="200">
                <text:p>200</text:p>
              </table:table-cell>
              <table:table-cell office:value-type="float" office:value="0.004288">
                <text:p>0.004288</text:p>
              </table:table-cell>
              <table:table-cell office:value-type="float" office:value="0.003854">
                <text:p>0.003854</text:p>
              </table:table-cell>
            </table:table-row>
            <table:table-row>
              <table:table-cell office:value-type="float" office:value="400">
                <text:p>400</text:p>
              </table:table-cell>
              <table:table-cell office:value-type="float" office:value="0.008656">
                <text:p>0.008656</text:p>
              </table:table-cell>
              <table:table-cell office:value-type="float" office:value="0.011078">
                <text:p>0.011078</text:p>
              </table:table-cell>
            </table:table-row>
            <table:table-row>
              <table:table-cell office:value-type="float" office:value="600">
                <text:p>600</text:p>
              </table:table-cell>
              <table:table-cell office:value-type="float" office:value="0.012425">
                <text:p>0.012425</text:p>
              </table:table-cell>
              <table:table-cell office:value-type="float" office:value="0.011253">
                <text:p>0.011253</text:p>
              </table:table-cell>
            </table:table-row>
            <table:table-row>
              <table:table-cell office:value-type="float" office:value="800">
                <text:p>800</text:p>
              </table:table-cell>
              <table:table-cell office:value-type="float" office:value="0.01575">
                <text:p>0.01575</text:p>
              </table:table-cell>
              <table:table-cell office:value-type="float" office:value="0.024836">
                <text:p>0.024836</text:p>
              </table:table-cell>
            </table:table-row>
            <table:table-row>
              <table:table-cell office:value-type="float" office:value="1000">
                <text:p>1000</text:p>
              </table:table-cell>
              <table:table-cell office:value-type="float" office:value="0.018417">
                <text:p>0.018417</text:p>
              </table:table-cell>
              <table:table-cell office:value-type="float" office:value="0.019695">
                <text:p>0.019695</text:p>
              </table:table-cell>
            </table:table-row>
            <table:table-row>
              <table:table-cell office:value-type="float" office:value="1200">
                <text:p>1200</text:p>
              </table:table-cell>
              <table:table-cell office:value-type="float" office:value="0.023249">
                <text:p>0.023249</text:p>
              </table:table-cell>
              <table:table-cell office:value-type="float" office:value="0.021924">
                <text:p>0.021924</text:p>
              </table:table-cell>
            </table:table-row>
            <table:table-row>
              <table:table-cell office:value-type="float" office:value="1400">
                <text:p>1400</text:p>
              </table:table-cell>
              <table:table-cell office:value-type="float" office:value="0.027994">
                <text:p>0.027994</text:p>
              </table:table-cell>
              <table:table-cell office:value-type="float" office:value="0.038523">
                <text:p>0.038523</text:p>
              </table:table-cell>
            </table:table-row>
            <table:table-row>
              <table:table-cell office:value-type="float" office:value="1600">
                <text:p>1600</text:p>
              </table:table-cell>
              <table:table-cell office:value-type="float" office:value="0.027249">
                <text:p>0.027249</text:p>
              </table:table-cell>
              <table:table-cell office:value-type="float" office:value="0.029876">
                <text:p>0.029876</text:p>
              </table:table-cell>
            </table:table-row>
            <table:table-row>
              <table:table-cell office:value-type="float" office:value="1800">
                <text:p>1800</text:p>
              </table:table-cell>
              <table:table-cell office:value-type="float" office:value="0.030153">
                <text:p>0.030153</text:p>
              </table:table-cell>
              <table:table-cell office:value-type="float" office:value="0.032348">
                <text:p>0.032348</text:p>
              </table:table-cell>
            </table:table-row>
            <table:table-row>
              <table:table-cell office:value-type="float" office:value="2000">
                <text:p>2000</text:p>
              </table:table-cell>
              <table:table-cell office:value-type="float" office:value="0.034069">
                <text:p>0.034069</text:p>
              </table:table-cell>
              <table:table-cell office:value-type="float" office:value="0.036453">
                <text:p>0.036453</text:p>
              </table:table-cell>
            </table:table-row>
            <table:table-row>
              <table:table-cell office:value-type="float" office:value="2200">
                <text:p>2200</text:p>
              </table:table-cell>
              <table:table-cell office:value-type="float" office:value="0.037852">
                <text:p>0.037852</text:p>
              </table:table-cell>
              <table:table-cell office:value-type="float" office:value="0.040932">
                <text:p>0.040932</text:p>
              </table:table-cell>
            </table:table-row>
            <table:table-row>
              <table:table-cell office:value-type="float" office:value="2400">
                <text:p>2400</text:p>
              </table:table-cell>
              <table:table-cell office:value-type="float" office:value="0.050171">
                <text:p>0.050171</text:p>
              </table:table-cell>
              <table:table-cell office:value-type="float" office:value="0.044389">
                <text:p>0.044389</text:p>
              </table:table-cell>
            </table:table-row>
            <table:table-row>
              <table:table-cell office:value-type="float" office:value="2600">
                <text:p>2600</text:p>
              </table:table-cell>
              <table:table-cell office:value-type="float" office:value="0.044576">
                <text:p>0.044576</text:p>
              </table:table-cell>
              <table:table-cell office:value-type="float" office:value="0.055158">
                <text:p>0.055158</text:p>
              </table:table-cell>
            </table:table-row>
            <table:table-row>
              <table:table-cell office:value-type="float" office:value="2800">
                <text:p>2800</text:p>
              </table:table-cell>
              <table:table-cell office:value-type="float" office:value="0.048669">
                <text:p>0.048669</text:p>
              </table:table-cell>
              <table:table-cell office:value-type="float" office:value="0.051398">
                <text:p>0.051398</text:p>
              </table:table-cell>
            </table:table-row>
            <table:table-row>
              <table:table-cell office:value-type="float" office:value="3000">
                <text:p>3000</text:p>
              </table:table-cell>
              <table:table-cell office:value-type="float" office:value="0.05156">
                <text:p>0.05156</text:p>
              </table:table-cell>
              <table:table-cell office:value-type="float" office:value="0.056097">
                <text:p>0.056097</text:p>
              </table:table-cell>
            </table:table-row>
            <table:table-row>
              <table:table-cell office:value-type="float" office:value="3200">
                <text:p>3200</text:p>
              </table:table-cell>
              <table:table-cell office:value-type="float" office:value="0.054232">
                <text:p>0.054232</text:p>
              </table:table-cell>
              <table:table-cell office:value-type="float" office:value="0.058464">
                <text:p>0.058464</text:p>
              </table:table-cell>
            </table:table-row>
            <table:table-row>
              <table:table-cell office:value-type="float" office:value="3400">
                <text:p>3400</text:p>
              </table:table-cell>
              <table:table-cell office:value-type="float" office:value="0.061836">
                <text:p>0.061836</text:p>
              </table:table-cell>
              <table:table-cell office:value-type="float" office:value="0.060965">
                <text:p>0.060965</text:p>
              </table:table-cell>
            </table:table-row>
            <table:table-row>
              <table:table-cell office:value-type="float" office:value="3600">
                <text:p>3600</text:p>
              </table:table-cell>
              <table:table-cell office:value-type="float" office:value="0.061471">
                <text:p>0.061471</text:p>
              </table:table-cell>
              <table:table-cell office:value-type="float" office:value="0.065817">
                <text:p>0.065817</text:p>
              </table:table-cell>
            </table:table-row>
            <table:table-row>
              <table:table-cell office:value-type="float" office:value="3800">
                <text:p>3800</text:p>
              </table:table-cell>
              <table:table-cell office:value-type="float" office:value="0.068162">
                <text:p>0.068162</text:p>
              </table:table-cell>
              <table:table-cell office:value-type="float" office:value="0.078223">
                <text:p>0.078223</text:p>
              </table:table-cell>
            </table:table-row>
            <table:table-row>
              <table:table-cell office:value-type="float" office:value="4000">
                <text:p>4000</text:p>
              </table:table-cell>
              <table:table-cell office:value-type="float" office:value="0.067828">
                <text:p>0.067828</text:p>
              </table:table-cell>
              <table:table-cell office:value-type="float" office:value="0.073381">
                <text:p>0.073381</text:p>
              </table:table-cell>
            </table:table-row>
            <table:table-row>
              <table:table-cell office:value-type="float" office:value="4200">
                <text:p>4200</text:p>
              </table:table-cell>
              <table:table-cell office:value-type="float" office:value="0.07129">
                <text:p>0.07129</text:p>
              </table:table-cell>
              <table:table-cell office:value-type="float" office:value="0.087255">
                <text:p>0.087255</text:p>
              </table:table-cell>
            </table:table-row>
            <table:table-row>
              <table:table-cell office:value-type="float" office:value="4400">
                <text:p>4400</text:p>
              </table:table-cell>
              <table:table-cell office:value-type="float" office:value="0.076116">
                <text:p>0.076116</text:p>
              </table:table-cell>
              <table:table-cell office:value-type="float" office:value="0.083959">
                <text:p>0.083959</text:p>
              </table:table-cell>
            </table:table-row>
            <table:table-row>
              <table:table-cell office:value-type="float" office:value="4600">
                <text:p>4600</text:p>
              </table:table-cell>
              <table:table-cell office:value-type="float" office:value="0.086043">
                <text:p>0.086043</text:p>
              </table:table-cell>
              <table:table-cell office:value-type="float" office:value="0.083747">
                <text:p>0.083747</text:p>
              </table:table-cell>
            </table:table-row>
            <table:table-row>
              <table:table-cell office:value-type="float" office:value="4800">
                <text:p>4800</text:p>
              </table:table-cell>
              <table:table-cell office:value-type="float" office:value="0.081502">
                <text:p>0.081502</text:p>
              </table:table-cell>
              <table:table-cell office:value-type="float" office:value="0.088796">
                <text:p>0.088796</text:p>
              </table:table-cell>
            </table:table-row>
            <table:table-row>
              <table:table-cell office:value-type="float" office:value="5000">
                <text:p>5000</text:p>
              </table:table-cell>
              <table:table-cell office:value-type="float" office:value="0.083197">
                <text:p>0.083197</text:p>
              </table:table-cell>
              <table:table-cell office:value-type="float" office:value="0.09319">
                <text:p>0.09319</text:p>
              </table:table-cell>
            </table:table-row>
            <table:table-row>
              <table:table-cell office:value-type="float" office:value="5200">
                <text:p>5200</text:p>
              </table:table-cell>
              <table:table-cell office:value-type="float" office:value="0.104417">
                <text:p>0.104417</text:p>
              </table:table-cell>
              <table:table-cell office:value-type="float" office:value="0.10824">
                <text:p>0.10824</text:p>
              </table:table-cell>
            </table:table-row>
            <table:table-row>
              <table:table-cell office:value-type="float" office:value="5400">
                <text:p>5400</text:p>
              </table:table-cell>
              <table:table-cell office:value-type="float" office:value="0.113196">
                <text:p>0.113196</text:p>
              </table:table-cell>
              <table:table-cell office:value-type="float" office:value="0.099839">
                <text:p>0.099839</text:p>
              </table:table-cell>
            </table:table-row>
            <table:table-row>
              <table:table-cell office:value-type="float" office:value="5600">
                <text:p>5600</text:p>
              </table:table-cell>
              <table:table-cell office:value-type="float" office:value="0.097684">
                <text:p>0.097684</text:p>
              </table:table-cell>
              <table:table-cell office:value-type="float" office:value="0.104704">
                <text:p>0.104704</text:p>
              </table:table-cell>
            </table:table-row>
            <table:table-row>
              <table:table-cell office:value-type="float" office:value="5800">
                <text:p>5800</text:p>
              </table:table-cell>
              <table:table-cell office:value-type="float" office:value="0.099273">
                <text:p>0.099273</text:p>
              </table:table-cell>
              <table:table-cell office:value-type="float" office:value="0.107119">
                <text:p>0.107119</text:p>
              </table:table-cell>
            </table:table-row>
            <table:table-row>
              <table:table-cell office:value-type="float" office:value="6000">
                <text:p>6000</text:p>
              </table:table-cell>
              <table:table-cell office:value-type="float" office:value="0.103346">
                <text:p>0.103346</text:p>
              </table:table-cell>
              <table:table-cell office:value-type="float" office:value="0.112124">
                <text:p>0.112124</text:p>
              </table:table-cell>
            </table:table-row>
            <table:table-row>
              <table:table-cell office:value-type="float" office:value="6200">
                <text:p>6200</text:p>
              </table:table-cell>
              <table:table-cell office:value-type="float" office:value="0.107328">
                <text:p>0.107328</text:p>
              </table:table-cell>
              <table:table-cell office:value-type="float" office:value="0.122126">
                <text:p>0.122126</text:p>
              </table:table-cell>
            </table:table-row>
            <table:table-row>
              <table:table-cell office:value-type="float" office:value="6400">
                <text:p>6400</text:p>
              </table:table-cell>
              <table:table-cell office:value-type="float" office:value="0.115986">
                <text:p>0.115986</text:p>
              </table:table-cell>
              <table:table-cell office:value-type="float" office:value="0.120979">
                <text:p>0.120979</text:p>
              </table:table-cell>
            </table:table-row>
            <table:table-row>
              <table:table-cell office:value-type="float" office:value="6600">
                <text:p>6600</text:p>
              </table:table-cell>
              <table:table-cell office:value-type="float" office:value="0.116287">
                <text:p>0.116287</text:p>
              </table:table-cell>
              <table:table-cell office:value-type="float" office:value="0.122711">
                <text:p>0.122711</text:p>
              </table:table-cell>
            </table:table-row>
            <table:table-row>
              <table:table-cell office:value-type="float" office:value="6800">
                <text:p>6800</text:p>
              </table:table-cell>
              <table:table-cell office:value-type="float" office:value="0.12055">
                <text:p>0.12055</text:p>
              </table:table-cell>
              <table:table-cell office:value-type="float" office:value="0.148563">
                <text:p>0.148563</text:p>
              </table:table-cell>
            </table:table-row>
            <table:table-row>
              <table:table-cell office:value-type="float" office:value="7000">
                <text:p>7000</text:p>
              </table:table-cell>
              <table:table-cell office:value-type="float" office:value="0.128586">
                <text:p>0.128586</text:p>
              </table:table-cell>
              <table:table-cell office:value-type="float" office:value="0.147644">
                <text:p>0.147644</text:p>
              </table:table-cell>
            </table:table-row>
            <table:table-row>
              <table:table-cell office:value-type="float" office:value="7200">
                <text:p>7200</text:p>
              </table:table-cell>
              <table:table-cell office:value-type="float" office:value="0.125501">
                <text:p>0.125501</text:p>
              </table:table-cell>
              <table:table-cell office:value-type="float" office:value="0.146887">
                <text:p>0.146887</text:p>
              </table:table-cell>
            </table:table-row>
            <table:table-row>
              <table:table-cell office:value-type="float" office:value="7400">
                <text:p>7400</text:p>
              </table:table-cell>
              <table:table-cell office:value-type="float" office:value="0.131282">
                <text:p>0.131282</text:p>
              </table:table-cell>
              <table:table-cell office:value-type="float" office:value="0.148449">
                <text:p>0.148449</text:p>
              </table:table-cell>
            </table:table-row>
            <table:table-row>
              <table:table-cell office:value-type="float" office:value="7600">
                <text:p>7600</text:p>
              </table:table-cell>
              <table:table-cell office:value-type="float" office:value="0.130203">
                <text:p>0.130203</text:p>
              </table:table-cell>
              <table:table-cell office:value-type="float" office:value="0.152876">
                <text:p>0.152876</text:p>
              </table:table-cell>
            </table:table-row>
            <table:table-row>
              <table:table-cell office:value-type="float" office:value="7800">
                <text:p>7800</text:p>
              </table:table-cell>
              <table:table-cell office:value-type="float" office:value="0.134833">
                <text:p>0.134833</text:p>
              </table:table-cell>
              <table:table-cell office:value-type="float" office:value="0.148305">
                <text:p>0.148305</text:p>
              </table:table-cell>
            </table:table-row>
            <table:table-row>
              <table:table-cell office:value-type="float" office:value="8000">
                <text:p>8000</text:p>
              </table:table-cell>
              <table:table-cell office:value-type="float" office:value="0.13701">
                <text:p>0.13701</text:p>
              </table:table-cell>
              <table:table-cell office:value-type="float" office:value="0.155183">
                <text:p>0.155183</text:p>
              </table:table-cell>
            </table:table-row>
            <table:table-row>
              <table:table-cell office:value-type="float" office:value="8200">
                <text:p>8200</text:p>
              </table:table-cell>
              <table:table-cell office:value-type="float" office:value="0.143644">
                <text:p>0.143644</text:p>
              </table:table-cell>
              <table:table-cell office:value-type="float" office:value="0.182577">
                <text:p>0.182577</text:p>
              </table:table-cell>
            </table:table-row>
            <table:table-row>
              <table:table-cell office:value-type="float" office:value="8400">
                <text:p>8400</text:p>
              </table:table-cell>
              <table:table-cell office:value-type="float" office:value="0.144077">
                <text:p>0.144077</text:p>
              </table:table-cell>
              <table:table-cell office:value-type="float" office:value="0.185262">
                <text:p>0.185262</text:p>
              </table:table-cell>
            </table:table-row>
            <table:table-row>
              <table:table-cell office:value-type="float" office:value="8600">
                <text:p>8600</text:p>
              </table:table-cell>
              <table:table-cell office:value-type="float" office:value="0.153639">
                <text:p>0.153639</text:p>
              </table:table-cell>
              <table:table-cell office:value-type="float" office:value="0.192818">
                <text:p>0.192818</text:p>
              </table:table-cell>
            </table:table-row>
            <table:table-row>
              <table:table-cell office:value-type="float" office:value="8800">
                <text:p>8800</text:p>
              </table:table-cell>
              <table:table-cell office:value-type="float" office:value="0.153433">
                <text:p>0.153433</text:p>
              </table:table-cell>
              <table:table-cell office:value-type="float" office:value="0.183904">
                <text:p>0.183904</text:p>
              </table:table-cell>
            </table:table-row>
            <table:table-row>
              <table:table-cell office:value-type="float" office:value="9000">
                <text:p>9000</text:p>
              </table:table-cell>
              <table:table-cell office:value-type="float" office:value="0.159229">
                <text:p>0.159229</text:p>
              </table:table-cell>
              <table:table-cell office:value-type="float" office:value="0.171857">
                <text:p>0.171857</text:p>
              </table:table-cell>
            </table:table-row>
            <table:table-row>
              <table:table-cell office:value-type="float" office:value="9200">
                <text:p>9200</text:p>
              </table:table-cell>
              <table:table-cell office:value-type="float" office:value="0.159232">
                <text:p>0.159232</text:p>
              </table:table-cell>
              <table:table-cell office:value-type="float" office:value="0.185743">
                <text:p>0.185743</text:p>
              </table:table-cell>
            </table:table-row>
            <table:table-row>
              <table:table-cell office:value-type="float" office:value="9400">
                <text:p>9400</text:p>
              </table:table-cell>
              <table:table-cell office:value-type="float" office:value="0.17079">
                <text:p>0.17079</text:p>
              </table:table-cell>
              <table:table-cell office:value-type="float" office:value="0.183893">
                <text:p>0.183893</text:p>
              </table:table-cell>
            </table:table-row>
            <table:table-row>
              <table:table-cell office:value-type="float" office:value="9600">
                <text:p>9600</text:p>
              </table:table-cell>
              <table:table-cell office:value-type="float" office:value="0.167001">
                <text:p>0.167001</text:p>
              </table:table-cell>
              <table:table-cell office:value-type="float" office:value="0.214737">
                <text:p>0.214737</text:p>
              </table:table-cell>
            </table:table-row>
            <table:table-row>
              <table:table-cell office:value-type="float" office:value="9800">
                <text:p>9800</text:p>
              </table:table-cell>
              <table:table-cell office:value-type="float" office:value="0.175098">
                <text:p>0.175098</text:p>
              </table:table-cell>
              <table:table-cell office:value-type="float" office:value="0.235412">
                <text:p>0.235412</text:p>
              </table:table-cell>
            </table:table-row>
            <table:table-row>
              <table:table-cell office:value-type="float" office:value="10000">
                <text:p>10000</text:p>
              </table:table-cell>
              <table:table-cell office:value-type="float" office:value="0.174374">
                <text:p>0.174374</text:p>
              </table:table-cell>
              <table:table-cell office:value-type="float" office:value="0.189999">
                <text:p>0.189999</text:p>
              </table:table-cell>
            </table:table-row>
            <table:table-row>
              <table:table-cell office:value-type="float" office:value="10200">
                <text:p>10200</text:p>
              </table:table-cell>
              <table:table-cell office:value-type="float" office:value="0.175465">
                <text:p>0.175465</text:p>
              </table:table-cell>
              <table:table-cell office:value-type="float" office:value="0.2449">
                <text:p>0.2449</text:p>
              </table:table-cell>
            </table:table-row>
            <table:table-row>
              <table:table-cell office:value-type="float" office:value="10400">
                <text:p>10400</text:p>
              </table:table-cell>
              <table:table-cell office:value-type="float" office:value="0.190195">
                <text:p>0.190195</text:p>
              </table:table-cell>
              <table:table-cell office:value-type="float" office:value="0.230494">
                <text:p>0.230494</text:p>
              </table:table-cell>
            </table:table-row>
            <table:table-row>
              <table:table-cell office:value-type="float" office:value="10600">
                <text:p>10600</text:p>
              </table:table-cell>
              <table:table-cell office:value-type="float" office:value="0.186292">
                <text:p>0.186292</text:p>
              </table:table-cell>
              <table:table-cell office:value-type="float" office:value="0.237202">
                <text:p>0.237202</text:p>
              </table:table-cell>
            </table:table-row>
            <table:table-row>
              <table:table-cell office:value-type="float" office:value="10800">
                <text:p>10800</text:p>
              </table:table-cell>
              <table:table-cell office:value-type="float" office:value="0.190046">
                <text:p>0.190046</text:p>
              </table:table-cell>
              <table:table-cell office:value-type="float" office:value="0.201919">
                <text:p>0.201919</text:p>
              </table:table-cell>
            </table:table-row>
            <table:table-row>
              <table:table-cell office:value-type="float" office:value="11000">
                <text:p>11000</text:p>
              </table:table-cell>
              <table:table-cell office:value-type="float" office:value="0.19461">
                <text:p>0.19461</text:p>
              </table:table-cell>
              <table:table-cell office:value-type="float" office:value="0.191731">
                <text:p>0.191731</text:p>
              </table:table-cell>
            </table:table-row>
            <table:table-row>
              <table:table-cell office:value-type="float" office:value="11200">
                <text:p>11200</text:p>
              </table:table-cell>
              <table:table-cell office:value-type="float" office:value="0.190894">
                <text:p>0.190894</text:p>
              </table:table-cell>
              <table:table-cell office:value-type="float" office:value="0.196856">
                <text:p>0.196856</text:p>
              </table:table-cell>
            </table:table-row>
            <table:table-row>
              <table:table-cell office:value-type="float" office:value="11400">
                <text:p>11400</text:p>
              </table:table-cell>
              <table:table-cell office:value-type="float" office:value="0.19663">
                <text:p>0.19663</text:p>
              </table:table-cell>
              <table:table-cell office:value-type="float" office:value="0.197832">
                <text:p>0.197832</text:p>
              </table:table-cell>
            </table:table-row>
            <table:table-row>
              <table:table-cell office:value-type="float" office:value="11600">
                <text:p>11600</text:p>
              </table:table-cell>
              <table:table-cell office:value-type="float" office:value="0.203902">
                <text:p>0.203902</text:p>
              </table:table-cell>
              <table:table-cell office:value-type="float" office:value="0.205328">
                <text:p>0.205328</text:p>
              </table:table-cell>
            </table:table-row>
            <table:table-row>
              <table:table-cell office:value-type="float" office:value="11800">
                <text:p>11800</text:p>
              </table:table-cell>
              <table:table-cell office:value-type="float" office:value="0.21185">
                <text:p>0.21185</text:p>
              </table:table-cell>
              <table:table-cell office:value-type="float" office:value="0.213565">
                <text:p>0.213565</text:p>
              </table:table-cell>
            </table:table-row>
            <table:table-row>
              <table:table-cell office:value-type="float" office:value="12000">
                <text:p>12000</text:p>
              </table:table-cell>
              <table:table-cell office:value-type="float" office:value="0.207245">
                <text:p>0.207245</text:p>
              </table:table-cell>
              <table:table-cell office:value-type="float" office:value="0.238846">
                <text:p>0.238846</text:p>
              </table:table-cell>
            </table:table-row>
            <table:table-row>
              <table:table-cell office:value-type="float" office:value="12200">
                <text:p>12200</text:p>
              </table:table-cell>
              <table:table-cell office:value-type="float" office:value="0.232186">
                <text:p>0.232186</text:p>
              </table:table-cell>
              <table:table-cell office:value-type="float" office:value="0.241672">
                <text:p>0.241672</text:p>
              </table:table-cell>
            </table:table-row>
            <table:table-row>
              <table:table-cell office:value-type="float" office:value="12400">
                <text:p>12400</text:p>
              </table:table-cell>
              <table:table-cell office:value-type="float" office:value="0.21522">
                <text:p>0.21522</text:p>
              </table:table-cell>
              <table:table-cell office:value-type="float" office:value="0.23002">
                <text:p>0.23002</text:p>
              </table:table-cell>
            </table:table-row>
            <table:table-row>
              <table:table-cell office:value-type="float" office:value="12600">
                <text:p>12600</text:p>
              </table:table-cell>
              <table:table-cell office:value-type="float" office:value="0.217721">
                <text:p>0.217721</text:p>
              </table:table-cell>
              <table:table-cell office:value-type="float" office:value="0.228251">
                <text:p>0.228251</text:p>
              </table:table-cell>
            </table:table-row>
            <table:table-row>
              <table:table-cell office:value-type="float" office:value="12800">
                <text:p>12800</text:p>
              </table:table-cell>
              <table:table-cell office:value-type="float" office:value="0.230094">
                <text:p>0.230094</text:p>
              </table:table-cell>
              <table:table-cell office:value-type="float" office:value="0.226344">
                <text:p>0.226344</text:p>
              </table:table-cell>
            </table:table-row>
            <table:table-row>
              <table:table-cell office:value-type="float" office:value="13000">
                <text:p>13000</text:p>
              </table:table-cell>
              <table:table-cell office:value-type="float" office:value="0.223304">
                <text:p>0.223304</text:p>
              </table:table-cell>
              <table:table-cell office:value-type="float" office:value="0.23242">
                <text:p>0.23242</text:p>
              </table:table-cell>
            </table:table-row>
            <table:table-row>
              <table:table-cell office:value-type="float" office:value="13200">
                <text:p>13200</text:p>
              </table:table-cell>
              <table:table-cell office:value-type="float" office:value="0.232651">
                <text:p>0.232651</text:p>
              </table:table-cell>
              <table:table-cell office:value-type="float" office:value="0.235897">
                <text:p>0.235897</text:p>
              </table:table-cell>
            </table:table-row>
            <table:table-row>
              <table:table-cell office:value-type="float" office:value="13400">
                <text:p>13400</text:p>
              </table:table-cell>
              <table:table-cell office:value-type="float" office:value="0.232881">
                <text:p>0.232881</text:p>
              </table:table-cell>
              <table:table-cell office:value-type="float" office:value="0.259324">
                <text:p>0.259324</text:p>
              </table:table-cell>
            </table:table-row>
            <table:table-row>
              <table:table-cell office:value-type="float" office:value="13600">
                <text:p>13600</text:p>
              </table:table-cell>
              <table:table-cell office:value-type="float" office:value="0.236239">
                <text:p>0.236239</text:p>
              </table:table-cell>
              <table:table-cell office:value-type="float" office:value="0.258919">
                <text:p>0.258919</text:p>
              </table:table-cell>
            </table:table-row>
            <table:table-row>
              <table:table-cell office:value-type="float" office:value="13800">
                <text:p>13800</text:p>
              </table:table-cell>
              <table:table-cell office:value-type="float" office:value="0.241655">
                <text:p>0.241655</text:p>
              </table:table-cell>
              <table:table-cell office:value-type="float" office:value="0.260141">
                <text:p>0.260141</text:p>
              </table:table-cell>
            </table:table-row>
            <table:table-row>
              <table:table-cell office:value-type="float" office:value="14000">
                <text:p>14000</text:p>
              </table:table-cell>
              <table:table-cell office:value-type="float" office:value="0.240533">
                <text:p>0.240533</text:p>
              </table:table-cell>
              <table:table-cell office:value-type="float" office:value="0.257191">
                <text:p>0.257191</text:p>
              </table:table-cell>
            </table:table-row>
            <table:table-row>
              <table:table-cell office:value-type="float" office:value="14200">
                <text:p>14200</text:p>
              </table:table-cell>
              <table:table-cell office:value-type="float" office:value="0.252717">
                <text:p>0.252717</text:p>
              </table:table-cell>
              <table:table-cell office:value-type="float" office:value="0.272462">
                <text:p>0.272462</text:p>
              </table:table-cell>
            </table:table-row>
            <table:table-row>
              <table:table-cell office:value-type="float" office:value="14400">
                <text:p>14400</text:p>
              </table:table-cell>
              <table:table-cell office:value-type="float" office:value="0.253814">
                <text:p>0.253814</text:p>
              </table:table-cell>
              <table:table-cell office:value-type="float" office:value="0.268548">
                <text:p>0.268548</text:p>
              </table:table-cell>
            </table:table-row>
            <table:table-row>
              <table:table-cell office:value-type="float" office:value="14600">
                <text:p>14600</text:p>
              </table:table-cell>
              <table:table-cell office:value-type="float" office:value="0.269348">
                <text:p>0.269348</text:p>
              </table:table-cell>
              <table:table-cell office:value-type="float" office:value="0.275139">
                <text:p>0.275139</text:p>
              </table:table-cell>
            </table:table-row>
            <table:table-row>
              <table:table-cell office:value-type="float" office:value="14800">
                <text:p>14800</text:p>
              </table:table-cell>
              <table:table-cell office:value-type="float" office:value="0.252484">
                <text:p>0.252484</text:p>
              </table:table-cell>
              <table:table-cell office:value-type="float" office:value="0.257544">
                <text:p>0.257544</text:p>
              </table:table-cell>
            </table:table-row>
            <table:table-row>
              <table:table-cell office:value-type="float" office:value="15000">
                <text:p>15000</text:p>
              </table:table-cell>
              <table:table-cell office:value-type="float" office:value="0.25541">
                <text:p>0.25541</text:p>
              </table:table-cell>
              <table:table-cell office:value-type="float" office:value="0.27046">
                <text:p>0.27046</text:p>
              </table:table-cell>
            </table:table-row>
            <table:table-row>
              <table:table-cell office:value-type="float" office:value="15200">
                <text:p>15200</text:p>
              </table:table-cell>
              <table:table-cell office:value-type="float" office:value="0.279616">
                <text:p>0.279616</text:p>
              </table:table-cell>
              <table:table-cell office:value-type="float" office:value="0.274307">
                <text:p>0.274307</text:p>
              </table:table-cell>
            </table:table-row>
            <table:table-row>
              <table:table-cell office:value-type="float" office:value="15400">
                <text:p>15400</text:p>
              </table:table-cell>
              <table:table-cell office:value-type="float" office:value="0.27209">
                <text:p>0.27209</text:p>
              </table:table-cell>
              <table:table-cell office:value-type="float" office:value="0.292598">
                <text:p>0.292598</text:p>
              </table:table-cell>
            </table:table-row>
            <table:table-row>
              <table:table-cell office:value-type="float" office:value="15600">
                <text:p>15600</text:p>
              </table:table-cell>
              <table:table-cell office:value-type="float" office:value="0.267438">
                <text:p>0.267438</text:p>
              </table:table-cell>
              <table:table-cell office:value-type="float" office:value="0.300663">
                <text:p>0.300663</text:p>
              </table:table-cell>
            </table:table-row>
            <table:table-row>
              <table:table-cell office:value-type="float" office:value="15800">
                <text:p>15800</text:p>
              </table:table-cell>
              <table:table-cell office:value-type="float" office:value="0.265233">
                <text:p>0.265233</text:p>
              </table:table-cell>
              <table:table-cell office:value-type="float" office:value="0.288555">
                <text:p>0.288555</text:p>
              </table:table-cell>
            </table:table-row>
            <table:table-row>
              <table:table-cell office:value-type="float" office:value="16000">
                <text:p>16000</text:p>
              </table:table-cell>
              <table:table-cell office:value-type="float" office:value="0.273038">
                <text:p>0.273038</text:p>
              </table:table-cell>
              <table:table-cell office:value-type="float" office:value="0.300286">
                <text:p>0.300286</text:p>
              </table:table-cell>
            </table:table-row>
            <table:table-row>
              <table:table-cell office:value-type="float" office:value="16200">
                <text:p>16200</text:p>
              </table:table-cell>
              <table:table-cell office:value-type="float" office:value="0.27091">
                <text:p>0.27091</text:p>
              </table:table-cell>
              <table:table-cell office:value-type="float" office:value="0.300175">
                <text:p>0.300175</text:p>
              </table:table-cell>
            </table:table-row>
            <table:table-row>
              <table:table-cell office:value-type="float" office:value="16400">
                <text:p>16400</text:p>
              </table:table-cell>
              <table:table-cell office:value-type="float" office:value="0.277534">
                <text:p>0.277534</text:p>
              </table:table-cell>
              <table:table-cell office:value-type="float" office:value="0.310523">
                <text:p>0.310523</text:p>
              </table:table-cell>
            </table:table-row>
            <table:table-row>
              <table:table-cell office:value-type="float" office:value="16600">
                <text:p>16600</text:p>
              </table:table-cell>
              <table:table-cell office:value-type="float" office:value="0.280011">
                <text:p>0.280011</text:p>
              </table:table-cell>
              <table:table-cell office:value-type="float" office:value="0.317398">
                <text:p>0.317398</text:p>
              </table:table-cell>
            </table:table-row>
            <table:table-row>
              <table:table-cell office:value-type="float" office:value="16800">
                <text:p>16800</text:p>
              </table:table-cell>
              <table:table-cell office:value-type="float" office:value="0.288187">
                <text:p>0.288187</text:p>
              </table:table-cell>
              <table:table-cell office:value-type="float" office:value="0.307608">
                <text:p>0.307608</text:p>
              </table:table-cell>
            </table:table-row>
            <table:table-row>
              <table:table-cell office:value-type="float" office:value="17000">
                <text:p>17000</text:p>
              </table:table-cell>
              <table:table-cell office:value-type="float" office:value="0.28457">
                <text:p>0.28457</text:p>
              </table:table-cell>
              <table:table-cell office:value-type="float" office:value="0.320207">
                <text:p>0.320207</text:p>
              </table:table-cell>
            </table:table-row>
            <table:table-row>
              <table:table-cell office:value-type="float" office:value="17200">
                <text:p>17200</text:p>
              </table:table-cell>
              <table:table-cell office:value-type="float" office:value="0.291021">
                <text:p>0.291021</text:p>
              </table:table-cell>
              <table:table-cell office:value-type="float" office:value="0.325263">
                <text:p>0.325263</text:p>
              </table:table-cell>
            </table:table-row>
            <table:table-row>
              <table:table-cell office:value-type="float" office:value="17400">
                <text:p>17400</text:p>
              </table:table-cell>
              <table:table-cell office:value-type="float" office:value="0.294833">
                <text:p>0.294833</text:p>
              </table:table-cell>
              <table:table-cell office:value-type="float" office:value="0.32129">
                <text:p>0.32129</text:p>
              </table:table-cell>
            </table:table-row>
            <table:table-row>
              <table:table-cell office:value-type="float" office:value="17600">
                <text:p>17600</text:p>
              </table:table-cell>
              <table:table-cell office:value-type="float" office:value="0.294481">
                <text:p>0.294481</text:p>
              </table:table-cell>
              <table:table-cell office:value-type="float" office:value="0.335265">
                <text:p>0.335265</text:p>
              </table:table-cell>
            </table:table-row>
            <table:table-row>
              <table:table-cell office:value-type="float" office:value="17800">
                <text:p>17800</text:p>
              </table:table-cell>
              <table:table-cell office:value-type="float" office:value="0.299406">
                <text:p>0.299406</text:p>
              </table:table-cell>
              <table:table-cell office:value-type="float" office:value="0.332765">
                <text:p>0.332765</text:p>
              </table:table-cell>
            </table:table-row>
            <table:table-row>
              <table:table-cell office:value-type="float" office:value="18000">
                <text:p>18000</text:p>
              </table:table-cell>
              <table:table-cell office:value-type="float" office:value="0.301634">
                <text:p>0.301634</text:p>
              </table:table-cell>
              <table:table-cell office:value-type="float" office:value="0.340797">
                <text:p>0.340797</text:p>
              </table:table-cell>
            </table:table-row>
            <table:table-row>
              <table:table-cell office:value-type="float" office:value="18200">
                <text:p>18200</text:p>
              </table:table-cell>
              <table:table-cell office:value-type="float" office:value="0.310345">
                <text:p>0.310345</text:p>
              </table:table-cell>
              <table:table-cell office:value-type="float" office:value="0.346466">
                <text:p>0.346466</text:p>
              </table:table-cell>
            </table:table-row>
            <table:table-row>
              <table:table-cell office:value-type="float" office:value="18400">
                <text:p>18400</text:p>
              </table:table-cell>
              <table:table-cell office:value-type="float" office:value="0.311431">
                <text:p>0.311431</text:p>
              </table:table-cell>
              <table:table-cell office:value-type="float" office:value="0.351279">
                <text:p>0.351279</text:p>
              </table:table-cell>
            </table:table-row>
            <table:table-row>
              <table:table-cell office:value-type="float" office:value="18600">
                <text:p>18600</text:p>
              </table:table-cell>
              <table:table-cell office:value-type="float" office:value="0.315319">
                <text:p>0.315319</text:p>
              </table:table-cell>
              <table:table-cell office:value-type="float" office:value="0.340285">
                <text:p>0.340285</text:p>
              </table:table-cell>
            </table:table-row>
            <table:table-row>
              <table:table-cell office:value-type="float" office:value="18800">
                <text:p>18800</text:p>
              </table:table-cell>
              <table:table-cell office:value-type="float" office:value="0.326707">
                <text:p>0.326707</text:p>
              </table:table-cell>
              <table:table-cell office:value-type="float" office:value="0.328699">
                <text:p>0.328699</text:p>
              </table:table-cell>
            </table:table-row>
            <table:table-row>
              <table:table-cell office:value-type="float" office:value="19000">
                <text:p>19000</text:p>
              </table:table-cell>
              <table:table-cell office:value-type="float" office:value="0.329013">
                <text:p>0.329013</text:p>
              </table:table-cell>
              <table:table-cell office:value-type="float" office:value="0.337904">
                <text:p>0.337904</text:p>
              </table:table-cell>
            </table:table-row>
            <table:table-row>
              <table:table-cell office:value-type="float" office:value="19200">
                <text:p>19200</text:p>
              </table:table-cell>
              <table:table-cell office:value-type="float" office:value="0.319929">
                <text:p>0.319929</text:p>
              </table:table-cell>
              <table:table-cell office:value-type="float" office:value="0.333988">
                <text:p>0.333988</text:p>
              </table:table-cell>
            </table:table-row>
            <table:table-row>
              <table:table-cell office:value-type="float" office:value="19400">
                <text:p>19400</text:p>
              </table:table-cell>
              <table:table-cell office:value-type="float" office:value="0.328895">
                <text:p>0.328895</text:p>
              </table:table-cell>
              <table:table-cell office:value-type="float" office:value="0.347207">
                <text:p>0.347207</text:p>
              </table:table-cell>
            </table:table-row>
            <table:table-row>
              <table:table-cell office:value-type="float" office:value="19600">
                <text:p>19600</text:p>
              </table:table-cell>
              <table:table-cell office:value-type="float" office:value="0.337325">
                <text:p>0.337325</text:p>
              </table:table-cell>
              <table:table-cell office:value-type="float" office:value="0.348517">
                <text:p>0.348517</text:p>
              </table:table-cell>
            </table:table-row>
            <table:table-row>
              <table:table-cell office:value-type="float" office:value="19800">
                <text:p>19800</text:p>
              </table:table-cell>
              <table:table-cell office:value-type="float" office:value="0.338702">
                <text:p>0.338702</text:p>
              </table:table-cell>
              <table:table-cell office:value-type="float" office:value="0.344703">
                <text:p>0.344703</text:p>
              </table:table-cell>
            </table:table-row>
            <table:table-row>
              <table:table-cell office:value-type="float" office:value="20000">
                <text:p>20000</text:p>
              </table:table-cell>
              <table:table-cell office:value-type="float" office:value="0.336653">
                <text:p>0.336653</text:p>
              </table:table-cell>
              <table:table-cell office:value-type="float" office:value="0.358917">
                <text:p>0.35891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